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Mangal1" svg:font-family="Manga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1" svg:font-family="Arial" style:font-family-generic="swiss" style:font-pitch="variable"/>
    <style:font-face style:name="Arial Black" svg:font-family="'Arial Black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Таблица3" style:family="table">
      <style:table-properties style:width="15.501cm" table:align="margins" style:writing-mode="lr-tb"/>
    </style:style>
    <style:style style:name="Таблица3.A" style:family="table-column">
      <style:table-column-properties style:column-width="6.1cm" style:rel-column-width="25785*"/>
    </style:style>
    <style:style style:name="Таблица3.B" style:family="table-column">
      <style:table-column-properties style:column-width="9.402cm" style:rel-column-width="39750*"/>
    </style:style>
    <style:style style:name="Таблица3.A1" style:family="table-cell">
      <style:table-cell-properties fo:padding="0.097cm" fo:border="none"/>
    </style:style>
    <style:style style:name="Таблица3.4" style:family="table-row">
      <style:table-row-properties style:keep-together="false" fo:keep-together="always"/>
    </style:style>
    <style:style style:name="Таблица3.B8" style:family="table-cell" style:data-style-name="N0">
      <style:table-cell-properties fo:padding="0.097cm" fo:border="none"/>
    </style:style>
    <style:style style:name="Таблица4" style:family="table">
      <style:table-properties style:width="15.501cm" table:align="margins" style:writing-mode="lr-tb"/>
    </style:style>
    <style:style style:name="Таблица4.A" style:family="table-column">
      <style:table-column-properties style:column-width="6.1cm" style:rel-column-width="25785*"/>
    </style:style>
    <style:style style:name="Таблица4.B" style:family="table-column">
      <style:table-column-properties style:column-width="9.402cm" style:rel-column-width="39750*"/>
    </style:style>
    <style:style style:name="Таблица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4.B1" style:family="table-cell">
      <style:table-cell-properties fo:padding="0.097cm" fo:border="0.002cm solid #000000"/>
    </style:style>
    <style:style style:name="Таблица4.A2" style:family="table-cell">
      <style:table-cell-properties fo:padding="0.097cm" fo:border-left="0.002cm solid #000000" fo:border-right="none" fo:border-top="none" fo:border-bottom="0.002cm solid #000000"/>
    </style:style>
    <style:style style:name="Таблица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Header">
      <style:text-properties style:font-name="Courier New" fo:language="en" fo:country="US" fo:font-style="italic" fo:font-weight="bold" style:font-style-asian="italic" style:font-weight-asian="bold" style:font-name-complex="Courier New" style:font-style-complex="italic" style:font-weight-complex="bold"/>
    </style:style>
    <style:style style:name="P2" style:family="paragraph" style:parent-style-name="Footer">
      <style:paragraph-properties fo:text-align="start" style:justify-single-word="false"/>
    </style:style>
    <style:style style:name="P3" style:family="paragraph" style:parent-style-name="Footer">
      <style:paragraph-properties fo:text-align="end" style:justify-single-word="false"/>
    </style:style>
    <style:style style:name="P4" style:family="paragraph" style:parent-style-name="Heading_20_3">
      <style:text-properties fo:language="ru" fo:country="RU"/>
    </style:style>
    <style:style style:name="P5" style:family="paragraph" style:parent-style-name="Текст_20_абазца">
      <style:text-properties fo:language="ru" fo:country="RU"/>
    </style:style>
    <style:style style:name="P6" style:family="paragraph" style:parent-style-name="Text_20_body">
      <style:paragraph-properties fo:text-align="start" style:justify-single-word="false" style:writing-mode="lr-tb"/>
      <style:text-properties style:font-name="Verdana" fo:font-size="48pt" fo:language="en" fo:country="US" fo:font-style="italic" fo:font-weight="bold" style:font-size-asian="48pt" style:font-style-asian="italic" style:font-weight-asian="bold" style:font-name-complex="Courier New" style:font-style-complex="italic" style:font-weight-complex="bold"/>
    </style:style>
    <style:style style:name="P7" style:family="paragraph" style:parent-style-name="Text_20_body">
      <style:paragraph-properties fo:text-align="center" style:justify-single-word="false" style:writing-mode="lr-tb"/>
      <style:text-properties style:font-name="Verdana" fo:font-size="60pt" fo:language="en" fo:country="US" fo:font-style="italic" fo:font-weight="bold" style:font-size-asian="60pt" style:font-style-asian="italic" style:font-weight-asian="bold" style:font-name-complex="Courier New" style:font-size-complex="60pt" style:font-style-complex="italic" style:font-weight-complex="bold"/>
    </style:style>
    <style:style style:name="P8" style:family="paragraph" style:parent-style-name="Text_20_body">
      <style:paragraph-properties fo:text-align="center" style:justify-single-word="false" style:writing-mode="lr-tb"/>
      <style:text-properties style:font-name="Georgia" fo:font-size="24pt" fo:font-weight="bold" style:font-size-asian="24pt" style:font-weight-asian="bold" style:font-size-complex="24pt" style:font-weight-complex="bold"/>
    </style:style>
    <style:style style:name="P9" style:family="paragraph" style:parent-style-name="Standard">
      <style:paragraph-properties fo:text-align="start" style:justify-single-word="false" style:writing-mode="lr-tb"/>
    </style:style>
    <style:style style:name="P10" style:family="paragraph" style:parent-style-name="Standard">
      <style:paragraph-properties fo:text-align="start" style:justify-single-word="false" style:writing-mode="lr-tb"/>
      <style:text-properties style:font-name="Georgia" fo:font-size="22pt" fo:font-style="italic" fo:font-weight="bold" style:font-size-asian="22pt" style:font-style-asian="italic" style:font-weight-asian="bold" style:font-style-complex="italic" style:font-weight-complex="bold"/>
    </style:style>
    <style:style style:name="P11" style:family="paragraph" style:parent-style-name="Standard">
      <style:paragraph-properties fo:text-align="center" style:justify-single-word="false" style:writing-mode="lr-tb"/>
      <style:text-properties style:font-name="Georgia" fo:font-size="22pt" fo:font-style="italic" fo:font-weight="bold" style:font-size-asian="22pt" style:font-style-asian="italic" style:font-weight-asian="bold" style:font-style-complex="italic" style:font-weight-complex="bold"/>
    </style:style>
    <style:style style:name="P12" style:family="paragraph" style:parent-style-name="Standard">
      <style:paragraph-properties fo:text-align="center" style:justify-single-word="false" style:writing-mode="lr-tb"/>
      <style:text-properties style:font-name="Georgia" fo:font-size="18pt" style:text-underline-style="none" fo:font-weight="bold" style:font-size-asian="18pt" style:font-weight-asian="bold" style:font-size-complex="18pt" style:font-weight-complex="bold"/>
    </style:style>
    <style:style style:name="P13" style:family="paragraph" style:parent-style-name="Standard">
      <style:paragraph-properties fo:text-align="center" style:justify-single-word="false" style:writing-mode="lr-tb"/>
    </style:style>
    <style:style style:name="P14" style:family="paragraph" style:parent-style-name="Текст_20_абазца">
      <style:paragraph-properties style:writing-mode="lr-tb"/>
    </style:style>
    <style:style style:name="P15" style:family="paragraph" style:parent-style-name="Text_20_body">
      <style:paragraph-properties fo:margin-left="2.425cm" fo:margin-right="0cm" fo:text-align="start" style:justify-single-word="false" fo:text-indent="0cm" style:auto-text-indent="false" style:writing-mode="lr-tb"/>
      <style:text-properties style:font-name="Georgia"/>
    </style:style>
    <style:style style:name="P16" style:family="paragraph" style:parent-style-name="Standard">
      <style:paragraph-properties fo:text-align="center" style:justify-single-word="false" fo:break-before="page" style:writing-mode="lr-tb"/>
    </style:style>
    <style:style style:name="P17" style:family="paragraph" style:parent-style-name="Текст_20_абазца">
      <style:paragraph-properties fo:margin-left="0.88cm" fo:margin-right="0.025cm" fo:text-indent="0.021cm" style:auto-text-indent="false"/>
    </style:style>
    <style:style style:name="P18" style:family="paragraph" style:parent-style-name="Текст_20_абазца">
      <style:paragraph-properties fo:margin-left="0.88cm" fo:margin-right="0.025cm" fo:text-align="center" style:justify-single-word="false" fo:text-indent="0.021cm" style:auto-text-indent="false"/>
    </style:style>
    <style:style style:name="P19" style:family="paragraph" style:parent-style-name="Текст_20_абазца">
      <style:paragraph-properties fo:margin-left="0.88cm" fo:margin-right="0.025cm" fo:orphans="2" fo:widows="2" fo:hyphenation-ladder-count="no-limit" fo:text-indent="0.021cm" style:auto-text-indent="false" style:writing-mode="lr-tb"/>
      <style:text-properties fo:hyphenate="true" fo:hyphenation-remain-char-count="2" fo:hyphenation-push-char-count="2"/>
    </style:style>
    <style:style style:name="P20" style:family="paragraph" style:parent-style-name="Название_20_объекта">
      <style:paragraph-properties fo:margin-left="0.88cm" fo:margin-right="0.025cm" fo:orphans="2" fo:widows="2" fo:hyphenation-ladder-count="no-limit" fo:text-indent="0.021cm" style:auto-text-indent="false" style:writing-mode="lr-tb"/>
      <style:text-properties fo:hyphenate="true" fo:hyphenation-remain-char-count="2" fo:hyphenation-push-char-count="2"/>
    </style:style>
    <style:style style:name="P21" style:family="paragraph" style:parent-style-name="Название_20_объекта">
      <style:paragraph-properties fo:margin-left="0.88cm" fo:margin-right="0.025cm" fo:orphans="2" fo:widows="2" fo:hyphenation-ladder-count="no-limit" fo:text-indent="0.021cm" style:auto-text-indent="false" style:writing-mode="lr-tb"/>
      <style:text-properties fo:language="ru" fo:country="RU" fo:hyphenate="true" fo:hyphenation-remain-char-count="2" fo:hyphenation-push-char-count="2"/>
    </style:style>
    <style:style style:name="P22" style:family="paragraph" style:parent-style-name="Текст_20_абазца">
      <style:paragraph-properties fo:margin-left="0.88cm" fo:margin-right="0.025cm" fo:margin-top="0cm" fo:margin-bottom="0cm" fo:text-indent="0.021cm" style:auto-text-indent="false"/>
    </style:style>
    <style:style style:name="P23" style:family="paragraph" style:parent-style-name="Текст_20_абазца">
      <style:paragraph-properties fo:margin-left="0.351cm" fo:margin-right="0.189cm" fo:text-indent="0cm" style:auto-text-indent="false"/>
    </style:style>
    <style:style style:name="P24" style:family="paragraph" style:parent-style-name="Текст_20_абазца">
      <style:paragraph-properties fo:margin-left="0.351cm" fo:margin-right="0.189cm" fo:text-align="center" style:justify-single-word="false" fo:text-indent="0cm" style:auto-text-indent="false"/>
    </style:style>
    <style:style style:name="P25" style:family="paragraph" style:parent-style-name="Текст_20_абазца">
      <style:paragraph-properties fo:margin-left="0.351cm" fo:margin-right="0.189cm" fo:text-align="start" style:justify-single-word="false" fo:text-indent="0cm" style:auto-text-indent="false"/>
    </style:style>
    <style:style style:name="P26" style:family="paragraph" style:parent-style-name="Текст_20_абазца" style:master-page-name="">
      <style:paragraph-properties fo:orphans="2" style:page-number="auto"/>
    </style:style>
    <style:style style:name="P27" style:family="paragraph" style:parent-style-name="Standard">
      <style:text-properties style:font-name="Wingdings" fo:font-size="48pt" style:font-size-asian="48pt"/>
    </style:style>
    <style:style style:name="P28" style:family="paragraph" style:parent-style-name="Текст_20_абазца">
      <style:paragraph-properties fo:margin-left="1.205cm" fo:margin-right="0.189cm" fo:text-indent="0cm" style:auto-text-indent="false"/>
    </style:style>
    <style:style style:name="P29" style:family="paragraph" style:parent-style-name="Текст_20_абазца">
      <style:paragraph-properties fo:margin-top="0.711cm" fo:margin-bottom="0.21cm" style:writing-mode="lr-tb"/>
    </style:style>
    <style:style style:name="P30" style:family="paragraph" style:parent-style-name="Текст_20_абазца">
      <style:paragraph-properties fo:margin-top="0.21cm" fo:margin-bottom="0.21cm"/>
    </style:style>
    <style:style style:name="P31" style:family="paragraph" style:parent-style-name="Текст_20_абазца" style:master-page-name="">
      <style:paragraph-properties fo:margin-top="0.61cm" fo:margin-bottom="0.21cm" style:page-number="auto"/>
    </style:style>
    <style:style style:name="P32" style:family="paragraph" style:parent-style-name="Text_20_body">
      <style:paragraph-properties fo:margin-left="4.955cm" fo:margin-right="0cm" fo:text-align="start" style:justify-single-word="false" fo:text-indent="0cm" style:auto-text-indent="false" style:writing-mode="lr-tb"/>
      <style:text-properties style:font-name="Verdana" fo:font-size="40pt" fo:language="en" fo:country="US" fo:font-style="italic" fo:font-weight="bold" style:font-size-asian="42pt" style:font-style-asian="italic" style:font-weight-asian="bold" style:font-name-complex="Courier New" style:font-size-complex="48pt" style:font-style-complex="italic" style:font-weight-complex="bold"/>
    </style:style>
    <style:style style:name="P33" style:family="paragraph" style:parent-style-name="Text_20_body">
      <style:paragraph-properties fo:margin-left="0.034cm" fo:margin-right="0cm" fo:text-align="center" style:justify-single-word="false" fo:text-indent="0cm" style:auto-text-indent="false" style:writing-mode="lr-tb"/>
      <style:text-properties style:font-name="Georgia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P34" style:family="paragraph" style:parent-style-name="Standard">
      <style:paragraph-properties fo:margin-left="2.91cm" fo:margin-right="0cm" fo:text-align="center" style:justify-single-word="false" fo:text-indent="0cm" style:auto-text-indent="false" style:writing-mode="lr-tb"/>
      <style:text-properties style:font-name="Georgia" fo:font-size="22pt" fo:font-style="italic" fo:font-weight="bold" style:font-size-asian="22pt" style:font-style-asian="italic" style:font-weight-asian="bold" style:font-size-complex="16pt" style:font-style-complex="italic" style:font-weight-complex="bold"/>
    </style:style>
    <style:style style:name="P35" style:family="paragraph" style:parent-style-name="Текст_20_абазца">
      <style:paragraph-properties fo:margin-left="0.379cm" fo:margin-right="0.03cm" fo:text-indent="0.019cm" style:auto-text-indent="false"/>
    </style:style>
    <style:style style:name="P36" style:family="paragraph" style:parent-style-name="Текст_20_абазца">
      <style:paragraph-properties fo:margin-left="0.379cm" fo:margin-right="0.03cm" fo:text-align="start" style:justify-single-word="false" fo:text-indent="0.019cm" style:auto-text-indent="false"/>
    </style:style>
    <style:style style:name="P37" style:family="paragraph" style:parent-style-name="Текст_20_абазца">
      <style:paragraph-properties fo:margin-left="3.057cm" fo:margin-right="0.025cm" fo:margin-top="0cm" fo:margin-bottom="0cm" fo:text-align="start" style:justify-single-word="false" fo:text-indent="0.021cm" style:auto-text-indent="false"/>
    </style:style>
    <style:style style:name="P38" style:family="paragraph" style:parent-style-name="Heading_20_2" style:master-page-name="Right_20_Page">
      <style:paragraph-properties style:page-number="auto"/>
    </style:style>
    <style:style style:name="P39" style:family="paragraph" style:parent-style-name="Text_20_body" style:master-page-name="First_20_Page">
      <style:paragraph-properties fo:text-align="center" style:justify-single-word="false" style:page-number="auto" style:writing-mode="lr-tb"/>
      <style:text-properties style:font-name="Verdana" fo:font-size="60pt" fo:language="en" fo:country="US" fo:font-style="italic" fo:font-weight="bold" style:font-size-asian="60pt" style:font-style-asian="italic" style:font-weight-asian="bold" style:font-name-complex="Courier New" style:font-size-complex="60pt" style:font-style-complex="italic" style:font-weight-complex="bold"/>
    </style:style>
    <style:style style:name="P40" style:family="paragraph" style:parent-style-name="Исходный_20_код">
      <style:paragraph-properties>
        <style:tab-stops>
          <style:tab-stop style:position="0.265cm"/>
        </style:tab-stops>
      </style:paragraph-properties>
    </style:style>
    <style:style style:name="P41" style:family="paragraph" style:parent-style-name="Исходный_20_код">
      <style:text-properties fo:language="en" fo:country="US"/>
    </style:style>
    <style:style style:name="P42" style:family="paragraph" style:parent-style-name="Исходный_20_код">
      <style:text-properties fo:language="ru" fo:country="RU"/>
    </style:style>
    <style:style style:name="P43" style:family="paragraph" style:parent-style-name="Исходный_20_код">
      <style:paragraph-properties fo:margin-left="-0.377cm" fo:margin-right="-0.617cm" fo:text-indent="0cm" style:auto-text-indent="false"/>
    </style:style>
    <style:style style:name="P44" style:family="paragraph" style:parent-style-name="Исходный_20_код" style:list-style-name="WW8Num5">
      <style:paragraph-properties fo:margin-left="-0.377cm" fo:margin-right="-0.617cm" fo:text-indent="0cm" style:auto-text-indent="false"/>
    </style:style>
    <style:style style:name="P45" style:family="paragraph" style:parent-style-name="Numbering_20_1" style:list-style-name="L1"/>
    <style:style style:name="T1" style:family="text">
      <style:text-properties style:font-name="Courier New" fo:font-style="italic" fo:font-weight="bold" style:font-style-asian="italic" style:font-weight-asian="bold" style:font-name-complex="Courier New" style:font-style-complex="italic" style:font-weight-complex="bold"/>
    </style:style>
    <style:style style:name="T2" style:family="text">
      <style:text-properties fo:language="en" fo:country="US"/>
    </style:style>
    <style:style style:name="T3" style:family="text">
      <style:text-properties fo:language="en" fo:country="US" fo:font-style="italic" style:font-style-asian="italic" style:font-style-complex="italic"/>
    </style:style>
    <style:style style:name="T4" style:family="text">
      <style:text-properties fo:font-size="10pt" fo:language="en" fo:country="US" style:font-size-asian="10.5pt" style:font-size-complex="12pt"/>
    </style:style>
    <style:style style:name="T5" style:family="text">
      <style:text-properties style:font-name="Arial Black" fo:font-size="22pt" style:font-size-asian="22pt"/>
    </style:style>
    <style:style style:name="T6" style:family="text">
      <style:text-properties style:font-name="Arial Black" fo:font-size="22pt" fo:language="en" fo:country="US" style:font-size-asian="22pt"/>
    </style:style>
    <style:style style:name="T7" style:family="text">
      <style:text-properties fo:language="ru" fo:country="RU"/>
    </style:style>
    <style:style style:name="T8" style:family="text">
      <style:text-properties style:font-name="Arial1" fo:language="ru" fo:country="RU"/>
    </style:style>
    <style:style style:name="T9" style:family="text">
      <style:text-properties style:use-window-font-color="true" style:font-name-asian="Times New Roman" style:language-complex="ar" style:country-complex="SA"/>
    </style:style>
    <style:style style:name="T10" style:family="text">
      <style:text-properties style:use-window-font-color="true" fo:language="en" fo:country="US" style:font-name-asian="Times New Roman" style:language-complex="ar" style:country-complex="SA"/>
    </style:style>
    <style:style style:name="T11" style:family="text">
      <style:text-properties style:use-window-font-color="true" fo:language="ru" fo:country="RU" style:font-name-asian="Times New Roman" style:language-complex="ar" style:country-complex="SA"/>
    </style:style>
    <style:style style:name="T12" style:family="text">
      <style:text-properties style:use-window-font-color="true" style:font-name="Courier New1" fo:language="en" fo:country="US" style:font-name-asian="Times New Roman" style:language-complex="ar" style:country-complex="SA"/>
    </style:style>
    <style:style style:name="T13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4" style:family="text">
      <style:text-properties style:font-name="Times New Roman" fo:language="ru" fo:country="RU" fo:font-weight="normal" style:font-weight-asian="normal" style:font-weight-complex="normal"/>
    </style:style>
    <style:style style:name="T15" style:family="text"/>
    <style:style style:name="fr1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100%" fo:padding="0.026cm" fo:border="none">
        <style:background-image/>
      </style:graphic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Листинг"/>
      </text:sequence-decls>
      <text:p text:style-name="P39"/>
      <text:p text:style-name="P7">AVR/IAR</text:p>
      <text:p text:style-name="P6"/>
      <text:p text:style-name="P32">scmRTOS</text:p>
      <text:p text:style-name="P15"/>
      <text:p text:style-name="P8">ОПЕРАЦИОННАЯ СИСТЕМА</text:p>
      <text:p text:style-name="P8">РЕАЛЬНОГО ВРЕМЕНИ</text:p>
      <text:p text:style-name="P9"/>
      <text:p text:style-name="P9"/>
      <text:p text:style-name="P12">для однокристальных</text:p>
      <text:p text:style-name="P12">микроконтроллеров</text:p>
      <text:p text:style-name="P10"/>
      <text:p text:style-name="P33"><text:span text:style-name="T2">Version</text:span> <text:span text:style-name="T2">4</text:span></text:p>
      <text:p text:style-name="P34"/>
      <text:p text:style-name="P34"/>
      <text:p text:style-name="P34"/>
      <text:p text:style-name="P34"/>
      <text:p text:style-name="P34"/>
      <text:p text:style-name="P11"/>
      <text:p text:style-name="P13"><text:span text:style-name="T5">2003-20</text:span><text:span text:style-name="T6">11</text:span></text:p>
      <text:p text:style-name="P16"/>
      <text:h text:style-name="P38" text:outline-level="2">Общие сведения</text:h>
      <text:p text:style-name="Текст_20_абазца">Данный порт предназначен для использования совместно с программным пакетом <text:span text:style-name="Имя_20_собственное">EW</text:span><text:span text:style-name="Имя_20_собственное">AVR</text:span><text:span text:style-name="T2"> </text:span><text:span text:style-name="T7">фирмы </text:span><text:span text:style-name="Имя_20_собственное">IAR Systems</text:span><text:span text:style-name="T2">. </text:span><text:span text:style-name="Имя_20_собственное">EW</text:span><text:span text:style-name="Имя_20_собственное">AVR</text:span> использует <text:span text:style-name="T7">два</text:span> стека – один для данных и один для адресов возвратов.</text:p>
      <text:h text:style-name="Heading_20_2" text:outline-level="2">Объекты портирования</text:h>
      <text:p text:style-name="Текст_20_абазца">Ниже приведены значения (с краткими пояснения) макросов, типов и прочих объектов портирования. Более подробно <text:span text:style-name="T7">об объектах портирования</text:span> – см документацию на <text:span text:style-name="T1">scmRTOS</text:span>, глава «Порты».</text:p>
      <text:h text:style-name="Heading_20_3" text:outline-level="3">Макросы</text:h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36"><text:span text:style-name="Мнемоника"><text:span text:style-name="T8">Название</text:span></text:span></text:p>
          </table:table-cell>
          <table:table-cell table:style-name="Таблица3.A1" office:value-type="string">
            <text:p text:style-name="P25"><text:span text:style-name="Мнемоника"><text:span text:style-name="T8">Значение</text:span></text:span><text:span text:style-name="Мнемоника"><text:span text:style-name="T8"><text:note text:id="ftn1" text:note-class="footnote"><text:note-citation>1</text:note-citation><text:note-body><text:p text:style-name="Footnote"><text:s/>Если значение макроса пусто, то для обозначения этого используется тег <text:span text:style-name="T2">&lt;None&gt;.</text:span></text:p></text:note-body></text:note></text:span></text:span></text:p>
          </table:table-cell>
        </table:table-row>
        <table:table-row>
          <table:table-cell table:style-name="Таблица3.A1" office:value-type="string">
            <text:p text:style-name="P35"><text:span text:style-name="Мнемоника">INLINE</text:span></text:p>
          </table:table-cell>
          <table:table-cell table:style-name="Таблица3.A1" office:value-type="string">
            <text:p text:style-name="P28"><text:span text:style-name="Мнемоника">_Pragma("inline=forced") inline</text:span></text:p>
          </table:table-cell>
        </table:table-row>
        <table:table-row>
          <table:table-cell table:style-name="Таблица3.A1" office:value-type="string">
            <text:p text:style-name="P35"><text:span text:style-name="Мнемоника">OS_PROCESS</text:span></text:p>
          </table:table-cell>
          <table:table-cell table:style-name="Таблица3.A1" office:value-type="string">
            <text:p text:style-name="P28"><text:span text:style-name="Мнемоника">__task</text:span></text:p>
          </table:table-cell>
        </table:table-row>
        <table:table-row table:style-name="Таблица3.4">
          <table:table-cell table:style-name="Таблица3.A1" office:value-type="string">
            <text:p text:style-name="P35"><text:span text:style-name="Мнемоника">OS_INTERRUPT</text:span></text:p>
          </table:table-cell>
          <table:table-cell table:style-name="Таблица3.A1" office:value-type="string">
            <text:p text:style-name="P28"><text:span text:style-name="Мнемоника">__interrupt</text:span></text:p>
          </table:table-cell>
        </table:table-row>
        <table:table-row>
          <table:table-cell table:style-name="Таблица3.A1" office:value-type="string">
            <text:p text:style-name="P35"><text:span text:style-name="Мнемоника">DUMMY_INSTR()</text:span></text:p>
          </table:table-cell>
          <table:table-cell table:style-name="Таблица3.A1" office:value-type="string">
            <text:p text:style-name="P28"><text:span text:style-name="Мнемоника">__no_operation()</text:span></text:p>
          </table:table-cell>
        </table:table-row>
        <table:table-row>
          <table:table-cell table:style-name="Таблица3.A1" office:value-type="string">
            <text:p text:style-name="P35"><text:span text:style-name="Мнемоника">INLINE_PROCESS_CTOR</text:span></text:p>
          </table:table-cell>
          <table:table-cell table:style-name="Таблица3.A1" office:value-type="string">
            <text:p text:style-name="P28"><text:span text:style-name="Мнемоника">&lt;None&gt;</text:span></text:p>
          </table:table-cell>
        </table:table-row>
        <table:table-row>
          <table:table-cell table:style-name="Таблица3.A1" office:value-type="string">
            <text:p text:style-name="P35"><text:span text:style-name="Мнемоника">SYS_TIMER_CRIT_SECT()</text:span></text:p>
          </table:table-cell>
          <table:table-cell table:style-name="Таблица3.A1" office:value-type="string">
            <text:p text:style-name="P28"><text:span text:style-name="Мнемоника">&lt;None&gt;</text:span></text:p>
          </table:table-cell>
        </table:table-row>
        <table:table-row>
          <table:table-cell table:style-name="Таблица3.A1" office:value-type="string">
            <text:p text:style-name="P35"><text:span text:style-name="Мнемоника">SEPARATE_RETURN_STACK</text:span></text:p>
          </table:table-cell>
          <table:table-cell table:style-name="Таблица3.B8" office:value-type="float" office:value="1">
            <text:p text:style-name="P28"><text:span text:style-name="Мнемоника">1</text:span></text:p>
          </table:table-cell>
        </table:table-row>
        <table:table-row>
          <table:table-cell table:style-name="Таблица3.A1" office:value-type="string">
            <text:p text:style-name="P35"><text:span text:style-name="Мнемоника">ENABLE_NESTED_INTERRUPTS</text:span></text:p>
          </table:table-cell>
          <table:table-cell table:style-name="Таблица3.A1" office:value-type="string">
            <text:p text:style-name="P22"><text:span text:style-name="Мнемоника">OS::TNestedISRW NestedISRW</text:span></text:p>
            <text:p text:style-name="P37"><text:span text:style-name="Мнемоника"><text:span text:style-name="T14">или</text:span></text:span></text:p>
            <text:p text:style-name="P22"><text:span text:style-name="Мнемоника"><text:s/></text:span><text:span text:style-name="Мнемоника">__enable_interrupt()</text:span></text:p>
          </table:table-cell>
        </table:table-row>
      </table:table>
      <text:p text:style-name="P29"><text:soft-page-break/>О макросе <text:s/><text:span text:style-name="Мнемоника">ENABLE_NESTED_INTERRUPTS</text:span> следует сказать особо. Макрос определяется на уровне проекта и задаёт поведение кода, разрешающего вложенные прерывания. Этот код является разным для различных схем передачи управления. Для варианта с прямой передачей управления, это просто разрешение прерываний. Для варианта с передачей управления на основе программного прерывания, используется уже знакомый механизм классов-«обёрток», в конструкторах которых производятся требуемые для реализации функционала действия, а в деструкторах – комплементарные им. В частности, в данном случае в конструкторе помимо разрешения прерываний предварительно запрещаются прерывания переключения контекстов, чтобы этого не произошло во время выполнения прерывания.</text:p>
      <text:p text:style-name="P30">Макрос <text:span text:style-name="Мнемоника">ENABLE_NESTED_INTERRUPTS</text:span> используется в обработчике прерываний системного таймера, если вложенные прерывания в обработчике системного таймера разрешены (конфигурационный макрос <text:span text:style-name="Мнемоника">scmRTOS_SYSTIMER_NEST_INTS_ENABLE == 1</text:span>).</text:p>
      <text:h text:style-name="P4" text:outline-level="3">Псевдонимы типов</text:h>
      <table:table table:name="Таблица4" table:style-name="Таблица4">
        <table:table-column table:style-name="Таблица4.A"/>
        <table:table-column table:style-name="Таблица4.B"/>
        <table:table-row>
          <table:table-cell table:style-name="Таблица4.A1" office:value-type="string">
            <text:p text:style-name="P18"><text:span text:style-name="Мнемоника"><text:span text:style-name="T8">Название</text:span></text:span></text:p>
          </table:table-cell>
          <table:table-cell table:style-name="Таблица4.B1" office:value-type="string">
            <text:p text:style-name="P24"><text:span text:style-name="Мнемоника"><text:span text:style-name="T8">Значение</text:span></text:span></text:p>
          </table:table-cell>
        </table:table-row>
        <table:table-row>
          <table:table-cell table:style-name="Таблица4.A2" office:value-type="string">
            <text:p text:style-name="P17"><text:span text:style-name="Мнемоника">stack_item_t</text:span></text:p>
          </table:table-cell>
          <table:table-cell table:style-name="Таблица4.B2" office:value-type="string">
            <text:p text:style-name="P23"><text:span text:style-name="Мнемоника">uint</text:span><text:span text:style-name="Мнемоника">8</text:span><text:span text:style-name="Мнемоника">_t</text:span></text:p>
          </table:table-cell>
        </table:table-row>
        <table:table-row>
          <table:table-cell table:style-name="Таблица4.A2" office:value-type="string">
            <text:p text:style-name="P19"><text:span text:style-name="Мнемоника"><text:span text:style-name="T9">status_reg_t</text:span></text:span></text:p>
          </table:table-cell>
          <table:table-cell table:style-name="Таблица4.B2" office:value-type="string">
            <text:p text:style-name="P23"><text:span text:style-name="Мнемоника">uint</text:span><text:span text:style-name="Мнемоника">8</text:span><text:span text:style-name="Мнемоника">_t</text:span></text:p>
          </table:table-cell>
        </table:table-row>
      </table:table>
      <text:h text:style-name="Heading_20_3" text:outline-level="3">Пользовательские типы</text:h>
      <text:p text:style-name="P26">Класс-«обёртка» критической секции – см «<text:span text:style-name="Ссылка_20_на_20_название"><text:sequence-ref text:reference-format="text" text:ref-name="refЛистинг0">Листинг 1 – TCritSect</text:sequence-ref></text:span>». <text:span text:style-name="T11">Тут никаких нюансов нет, всё достаточно прозрачно – в конструкторе сохраняется состояние статусного регистра, который помимо всего прочего и управляет прерываниями, затем прерывания </text:span><text:span text:style-name="T11">запрещаются, в деструкторе – значение статусного <text:s/>регистра восстанавливается. Таким образом, от точки создания объекта и до точки уничтожения прерывания процессора </text:span><text:span text:style-name="T11">оказываются запрещёнными.</text:span></text:p>
      <text:list xml:id="list1706502059" text:style-name="WW8Num5">
        <text:list-item>
          <text:p text:style-name="P40"><text:soft-page-break/>class TCritSect</text:p>
        </text:list-item>
        <text:list-item>
          <text:p text:style-name="P40">{</text:p>
        </text:list-item>
        <text:list-item>
          <text:p text:style-name="P40">public:</text:p>
        </text:list-item>
        <text:list-item>
          <text:p text:style-name="P40"><text:s text:c="4"/>INLINE TCritSect () </text:p>
        </text:list-item>
        <text:list-item>
          <text:p text:style-name="P40"><text:s text:c="8"/>: StatusReg(__get_interrupt_state()) { __disable_interrupt(); }</text:p>
        </text:list-item>
        <text:list-item>
          <text:p text:style-name="P40"><text:s text:c="4"/>INLINE ~TCritSect() { __set_interrupt_state(StatusReg); }</text:p>
        </text:list-item>
        <text:list-item>
          <text:p text:style-name="P40"/>
        </text:list-item>
        <text:list-item>
          <text:p text:style-name="P40">private:</text:p>
        </text:list-item>
        <text:list-item>
          <text:p text:style-name="P40"><text:s text:c="4"/>status_reg_t StatusReg;</text:p>
        </text:list-item>
        <text:list-item>
          <text:p text:style-name="P40">};</text:p>
        </text:list-item>
      </text:list>
      <text:p text:style-name="Название_20_объекта"><text:span text:style-name="НазваниеОбъекта"><text:span text:style-name="T11">Листинг </text:span></text:span><text:span text:style-name="НазваниеОбъекта"><text:span text:style-name="T10"><text:sequence text:ref-name="refЛистинг0" text:name="Листинг" text:formula="ooow:Листинг+1" style:num-format="1">1</text:sequence></text:span></text:span><text:span text:style-name="НазваниеОбъекта"><text:span text:style-name="T10"> </text:span></text:span><text:span text:style-name="T10">–</text:span><text:span text:style-name="T10"> </text:span><text:span text:style-name="T12">TCritSect</text:span></text:p>
      <text:p text:style-name="P5"><text:span text:style-name="T9">Класс </text:span><text:span text:style-name="Мнемоника"><text:span text:style-name="T9">TPrioMaskTable</text:span></text:span><text:span text:style-name="T9"> представляет таблицу преобразования номеров приоритетов в маски-теги процессов. Назначение класса – оптимизация вычисления тегов. Объект этого класса используется функцией </text:span><text:span text:style-name="Мнемоника"><text:span text:style-name="T9">get_prio_tag()</text:span></text:span><text:span text:style-name="T9">. </text:span><text:span text:style-name="T9">Определение класса – см «</text:span><text:span text:style-name="Ссылка_20_на_20_название"><text:sequence-ref text:reference-format="text" text:ref-name="refЛистинг1">Листинг 2 – TPrioMaskTable</text:sequence-ref></text:span><text:span text:style-name="T9">».</text:span></text:p>
      <text:list xml:id="list1212126890" text:continue-list="list1706502059" text:style-name="WW8Num5">
        <text:list-item text:start-value="1">
          <text:p text:style-name="Исходный_20_код">struct TPrioMaskTable</text:p>
        </text:list-item>
        <text:list-item>
          <text:p text:style-name="Исходный_20_код">{</text:p>
        </text:list-item>
        <text:list-item>
          <text:p text:style-name="Исходный_20_код"><text:s text:c="4"/>TPrioMaskTable()</text:p>
        </text:list-item>
        <text:list-item>
          <text:p text:style-name="Исходный_20_код"><text:s text:c="4"/>{</text:p>
        </text:list-item>
        <text:list-item>
          <text:p text:style-name="Исходный_20_код"><text:s text:c="8"/>TProcessMap pm = 0x01;</text:p>
        </text:list-item>
        <text:list-item>
          <text:p text:style-name="Исходный_20_код"><text:s text:c="8"/>for(uint8_t i = 0; i &lt; sizeof(Table)/sizeof(Table[0]); i++)</text:p>
        </text:list-item>
        <text:list-item>
          <text:p text:style-name="Исходный_20_код"><text:s text:c="8"/>{</text:p>
        </text:list-item>
        <text:list-item>
          <text:p text:style-name="Исходный_20_код"><text:s text:c="12"/>Table[i] = pm;</text:p>
        </text:list-item>
        <text:list-item>
          <text:p text:style-name="Исходный_20_код"><text:s text:c="12"/>pm &lt;&lt;= 1;</text:p>
        </text:list-item>
        <text:list-item>
          <text:p text:style-name="Исходный_20_код"><text:s text:c="8"/>}</text:p>
        </text:list-item>
        <text:list-item>
          <text:p text:style-name="Исходный_20_код"><text:s text:c="4"/>}</text:p>
        </text:list-item>
        <text:list-item>
          <text:p text:style-name="Исходный_20_код"/>
        </text:list-item>
        <text:list-item>
          <text:p text:style-name="Исходный_20_код"><text:s text:c="4"/>TProcessMap Table[scmRTOS_PROCESS_COUNT+1];</text:p>
        </text:list-item>
        <text:list-item>
          <text:p text:style-name="Исходный_20_код">};</text:p>
        </text:list-item>
      </text:list>
      <text:p text:style-name="P20"><text:span text:style-name="НазваниеОбъекта"><text:span text:style-name="T11">Листинг </text:span></text:span><text:span text:style-name="НазваниеОбъекта"><text:span text:style-name="T10"><text:sequence text:ref-name="refЛистинг1" text:name="Листинг" text:formula="ooow:Листинг+1" style:num-format="1">2</text:sequence></text:span></text:span><text:span text:style-name="НазваниеОбъекта"><text:span text:style-name="T10"> </text:span></text:span><text:span text:style-name="НазваниеОбъекта"><text:span text:style-name="T10">–</text:span></text:span><text:span text:style-name="Мнемоника"><text:span text:style-name="T10"> </text:span></text:span><text:span text:style-name="Мнемоника"><text:span text:style-name="T12">T</text:span></text:span><text:span text:style-name="Мнемоника"><text:span text:style-name="T12">PrioMaskTable</text:span></text:span></text:p>
      <text:p text:style-name="P19"><text:span text:style-name="T11">Класс-«обёртка»</text:span><text:span text:style-name="Мнемоника"><text:span text:style-name="T9"> TISRW </text:span></text:span>предназначен для упрощения определения обработчиков прерываний, в которых используются сервисы ОС, см «<text:span text:style-name="Ссылка_20_на_20_название"><text:sequence-ref text:reference-format="text" text:ref-name="refЛистинг2">Листинг 3 – TISRW</text:sequence-ref></text:span>».</text:p>
      <text:list xml:id="list203761922" text:continue-list="list1212126890" text:style-name="WW8Num5">
        <text:list-item text:start-value="1">
          <text:p text:style-name="Исходный_20_код"><text:soft-page-break/>class TISRW <text:s text:c="47"/></text:p>
        </text:list-item>
        <text:list-item>
          <text:p text:style-name="Исходный_20_код">{ <text:s text:c="57"/></text:p>
        </text:list-item>
        <text:list-item>
          <text:p text:style-name="Исходный_20_код">public: <text:s text:c="51"/></text:p>
        </text:list-item>
        <text:list-item>
          <text:p text:style-name="Исходный_20_код"><text:s text:c="4"/>INLINE <text:s/>TISRW() <text:s/>{ ISR_Enter(); } <text:s text:c="21"/></text:p>
        </text:list-item>
        <text:list-item>
          <text:p text:style-name="Исходный_20_код"><text:s text:c="4"/>INLINE <text:s/>~TISRW() { ISR_Exit(); <text:s/>} <text:s text:c="21"/></text:p>
        </text:list-item>
        <text:list-item>
          <text:p text:style-name="Исходный_20_код"><text:s text:c="59"/></text:p>
        </text:list-item>
        <text:list-item>
          <text:p text:style-name="Исходный_20_код">private: <text:s text:c="50"/></text:p>
        </text:list-item>
        <text:list-item>
          <text:p text:style-name="Исходный_20_код"><text:s text:c="4"/>//-----------------------------------------------------</text:p>
        </text:list-item>
        <text:list-item>
          <text:p text:style-name="Исходный_20_код"><text:s text:c="4"/>INLINE void ISR_Enter() // volatile <text:s text:c="19"/></text:p>
        </text:list-item>
        <text:list-item>
          <text:p text:style-name="Исходный_20_код"><text:s text:c="4"/>{ <text:s text:c="53"/></text:p>
        </text:list-item>
        <text:list-item>
          <text:p text:style-name="Исходный_20_код"><text:s text:c="8"/>Kernel.ISR_NestCount++; <text:s text:c="27"/></text:p>
        </text:list-item>
        <text:list-item>
          <text:p text:style-name="Исходный_20_код"><text:s text:c="4"/>} <text:s text:c="53"/></text:p>
        </text:list-item>
        <text:list-item>
          <text:p text:style-name="Исходный_20_код"><text:s text:c="4"/>//-----------------------------------------------------</text:p>
        </text:list-item>
        <text:list-item>
          <text:p text:style-name="Исходный_20_код"><text:s text:c="4"/>INLINE void ISR_Exit() <text:s text:c="32"/></text:p>
        </text:list-item>
        <text:list-item>
          <text:p text:style-name="Исходный_20_код"><text:s text:c="4"/>{ <text:s text:c="53"/></text:p>
        </text:list-item>
        <text:list-item>
          <text:p text:style-name="Исходный_20_код"><text:s text:c="8"/>disable_interrupts(); <text:s text:c="29"/></text:p>
        </text:list-item>
        <text:list-item>
          <text:p text:style-name="Исходный_20_код"><text:s text:c="8"/>if(--Kernel.ISR_NestCount) return; <text:s text:c="16"/></text:p>
        </text:list-item>
        <text:list-item>
          <text:p text:style-name="Исходный_20_код"><text:s text:c="8"/>Kernel.sched_isr(); <text:s text:c="31"/></text:p>
        </text:list-item>
        <text:list-item>
          <text:p text:style-name="Исходный_20_код"><text:s text:c="4"/>} <text:s text:c="53"/></text:p>
        </text:list-item>
        <text:list-item>
          <text:p text:style-name="Исходный_20_код"><text:s text:c="4"/>//-----------------------------------------------------</text:p>
        </text:list-item>
        <text:list-item>
          <text:p text:style-name="Исходный_20_код">}; <text:s text:c="56"/></text:p>
        </text:list-item>
      </text:list>
      <text:p text:style-name="P21"><text:span text:style-name="НазваниеОбъекта"><text:span text:style-name="T9">Листинг </text:span></text:span><text:span text:style-name="НазваниеОбъекта"><text:span text:style-name="T10"><text:sequence text:ref-name="refЛистинг2" text:name="Листинг" text:formula="ooow:Листинг+1" style:num-format="1">3</text:sequence></text:span></text:span><text:span text:style-name="НазваниеОбъекта"><text:span text:style-name="T10"> </text:span></text:span><text:span text:style-name="НазваниеОбъекта"><text:span text:style-name="T10">–</text:span></text:span><text:span text:style-name="Мнемоника"><text:span text:style-name="T10"> </text:span></text:span><text:span text:style-name="Мнемоника"><text:span text:style-name="T12">T</text:span></text:span><text:span text:style-name="Мнемоника"><text:span text:style-name="T12">ISRW</text:span></text:span></text:p>
      <text:p text:style-name="P5">Использование: в обработчике прерываний объект этого класса должен быть объявлен до первого использования любого средства межпроцессного взаимодействия и до разрешения вложенных прерываний, если использование таковых разрешено.</text:p>
      <text:p text:style-name="P5">В деструкторе объекта, который будет вызван при выходе из обработчика прерываний, вызывается планировщик, который при необходимости произведёт перепланирование процессов, и если в обработчике прерываний возникло событие, которое требует передачи управления соответствующему процессу для обработки, то этот процесс будет переведён в готовые к выполнению и произведено (по возможности) переключение контекстов.</text:p>
      <text:p text:style-name="P5">Порт <text:span text:style-name="Имя_20_собственное">AVR</text:span><text:span text:style-name="Имя_20_собственное">/IAR</text:span><text:span text:style-name="T2"> </text:span>поддерживает возможность использования отдельных стеков данных и адресов возвратов для прерываний, т.е. когда при входе в обработчик прерываний происходит переключение на специально выделенные стеки. Такой подход даёт экономию стеков процессов, т.к. в этом случае не нужно в стеках процессов резервировать пространство для работы обработчиков прерываний. В качестве области памяти, выделенной под стеки прерываний, используется память, которая была соответствующими стеками до старта ОС. </text:p>
      <text:p text:style-name="Текст_20_абазца">Для реализации этой возможности порт предоставляет специализированную версию класса-«обёртки» <text:span text:style-name="Мнемоника">TISRW_SS</text:span><text:span text:style-name="T2">, </text:span>в конструкторе которого указатель стека переключается на стек <text:s/>прерываний, а в деструкторе обратно на стек прерванного процесса. Поскольку такое переключение требует доступа к аппаратному указателю <text:soft-page-break/>стека процессора, осуществить это можно только на ассемблере либо с помощью специальных расширений. Пакет <text:span text:style-name="Имя_20_собственное">EW</text:span><text:span text:style-name="Имя_20_собственное">AVR</text:span><text:span text:style-name="T2"> </text:span>предоставляет такие расширения в виде <text:span text:style-name="T3">intrinsic</text:span><text:span text:style-name="T2"> </text:span>функций.</text:p>
      <text:p text:style-name="Текст_20_абазца">Возможно, также, использовать вложенные прерывания, для чего рекомендуется использовать макрос <text:span text:style-name="Мнемоника">ENABLE_NESTED_INTERRUPTS</text:span>, который учитывает особенности схем передачи управления в системе.</text:p>
      <text:p text:style-name="Заммечание">ЗАМЕЧАНИЕ. <draw:frame draw:style-name="fr1" draw:name="Врезка3" text:anchor-type="char" svg:x="-0.101cm" svg:y="0.407cm" svg:width="1.609cm" svg:height="1.508cm" draw:z-index="0"><draw:text-box><text:p text:style-name="P27"></text:p></draw:text-box></draw:frame>Поскольку <text:span text:style-name="T2">AVR</text:span><text:span text:style-name="T2"> </text:span>не поддерживает аппаратное переключение на стек<text:span text:style-name="T7">и</text:span> прерываний и не имеет аппаратного многоуровневого контроллера прерываний, использовать обе эти возможности <text:span text:style-name="T13">не рекомендуется</text:span>, несмотря на их поддержку в коде порта. О мотивах такой рекомендации – см документацию на <text:span text:style-name="T1">scmRTOS</text:span>, глава «Ядро», подраздел «Прерывания».</text:p>
      <text:h text:style-name="Heading_20_3" text:outline-level="3">Системный таймер</text:h>
      <text:p text:style-name="Текст_20_абазца">Выбор и настройка аппаратного таймера процессора, выбранного в качестве системного таймера, также вынесены на уровень приложения. В порте определён только обработчик прерывания аппаратного таймера.</text:p>
      <text:p text:style-name="Текст_20_абазца">В одном из конфигурационных файлов приложения задаётся, какой именно таймер будет использоваться в качестве системного – это делается путём определения макроса, указывающего вектор прерывания используемого таймера. Код по настройке<text:note text:id="ftn2" text:note-class="footnote"><text:note-citation>1</text:note-citation><text:note-body><text:p text:style-name="Footnote"><text:s/>Загрузка регистров управления таймера: период генерации прерываний, разрешение прерываний, запуск таймера и т.п.</text:p></text:note-body></text:note> таймера полностью вынесен на уровень приложения.</text:p>
      <text:h text:style-name="Heading_20_3" text:outline-level="3">Передача управления на основе программного прерывания</text:h>
      <text:p text:style-name="Текст_20_абазца">Вариант с передачей управления на основе программного прерывания требует выделения источника прерываний для прерывания переключения контекстов, его настройки, включая функцию активации прерывания <text:span text:style-name="Мнемоника">raise_context_switch()</text:span><text:span text:style-name="T2">. </text:span><text:span text:style-name="T7">Т.к. </text:span><text:span text:style-name="Имя_20_собственное">AVR</text:span><text:span text:style-name="T2"> </text:span><text:span text:style-name="T7">не имеет <text:s/></text:span><text:span text:style-name="T2"><text:s/></text:span><text:span text:style-name="T7">специализированного программного прерывания, то в качестве прерывания переключения контекстов должно быть взять одно из свободных прерываний процессора.</text:span><text:span text:style-name="T2"> </text:span><text:span text:style-name="T7">Все эти действия производятся на уровне приложения. В частности, в одном из конфигурационных файлов задаётся </text:span><text:soft-page-break/><text:span text:style-name="T7">адрес вектора источника прерываний переключения контекстов и определяется функция активации </text:span><text:span text:style-name="T7">прерывания</text:span><text:span text:style-name="T7">.</text:span></text:p>
      <text:p text:style-name="P31"><text:span text:style-name="T7">В порте </text:span><text:span text:style-name="T7">определёна собственно функция обработки прерываний, </text:span><text:span text:style-name="T7">реализованная на ассемблере</text:span><text:span text:style-name="T7">, которая производит переключение контекстов.</text:span></text:p>
      <text:h text:style-name="Heading_20_2" text:outline-level="2">Пример настройки проекта</text:h>
      <text:p text:style-name="P5">Проект должен содержать три конфигурационных файла для настройки порта и указания используемых возможностей операционной системы и её расширений:</text:p>
      <text:list xml:id="list431844126" text:style-name="L1">
        <text:list-item>
          <text:p text:style-name="P45">scmRTOS_CONFIG.h;</text:p>
        </text:list-item>
        <text:list-item>
          <text:p text:style-name="P45">scmRTOS_TARGET_CFG.h;</text:p>
        </text:list-item>
        <text:list-item>
          <text:p text:style-name="P45">scmRTOS_extensions.h</text:p>
        </text:list-item>
      </text:list>
      <text:p text:style-name="P5">Код конфигурационного файла<text:note text:id="ftn3" text:note-class="footnote"><text:note-citation>1</text:note-citation><text:note-body><text:p text:style-name="Footnote"><text:s/><text:span text:style-name="T7">Только значимая часть, без комментариев, «шапок», </text:span><text:span text:style-name="T2">code guard'</text:span><text:span text:style-name="T7">ов </text:span><text:span text:style-name="T7">и прочего</text:span><text:span text:style-name="T7">.</text:span></text:p></text:note-body></text:note> <text:span text:style-name="T2">scmRTOS_CONFIG.h – </text:span>см «<text:span text:style-name="Ссылка_20_на_20_название"><text:sequence-ref text:reference-format="text" text:ref-name="refЛистинг3">Листинг 4 – scmRTOS_CONFIG.h</text:sequence-ref></text:span>».</text:p>
      <text:list xml:id="list1480990088" text:continue-list="list203761922" text:style-name="WW8Num5">
        <text:list-item text:start-value="1">
          <text:p text:style-name="P41">#ifndef __IAR_SYSTEMS_ASM__</text:p>
        </text:list-item>
        <text:list-item>
          <text:p text:style-name="P41"><text:bookmark text:name="__RefNumPara__35972_1335132186"/>typedef uint16_t timeout_t;<text:bookmark-end text:name="__RefNumPara__35972_1335132186"/></text:p>
        </text:list-item>
        <text:list-item>
          <text:p text:style-name="P41"><text:bookmark text:name="__RefNumPara__35974_1335132186"/>typedef uint_fast32_t tick_count_t;<text:bookmark-end text:name="__RefNumPara__35974_1335132186"/></text:p>
        </text:list-item>
        <text:list-item>
          <text:p text:style-name="P41">#endif // __IAR_SYSTEMS_ASM__</text:p>
        </text:list-item>
        <text:list-item>
          <text:p text:style-name="P41"/>
        </text:list-item>
        <text:list-item>
          <text:p text:style-name="P41"><text:bookmark text:name="__RefNumPara__35976_1335132186"/>#define scmRTOS_PROCESS_COUNT <text:s text:c="19"/>3<text:bookmark-end text:name="__RefNumPara__35976_1335132186"/></text:p>
        </text:list-item>
        <text:list-item>
          <text:p text:style-name="P41">#define scmRTOS_PROCESS_RESTART_ENABLE <text:s text:c="10"/>0</text:p>
        </text:list-item>
        <text:list-item>
          <text:p text:style-name="P41"><text:bookmark text:name="__RefNumPara__35978_1335132186"/>#define scmRTOS_SYSTIMER_NEST_INTS_ENABLE <text:s text:c="7"/>1<text:bookmark-end text:name="__RefNumPara__35978_1335132186"/></text:p>
        </text:list-item>
        <text:list-item>
          <text:p text:style-name="P41"><text:bookmark text:name="__RefNumPara__35980_1335132186"/>#define scmRTOS_ISRW_TYPE <text:s text:c="23"/>TISRW<text:bookmark-end text:name="__RefNumPara__35980_1335132186"/></text:p>
        </text:list-item>
        <text:list-item>
          <text:p text:style-name="P41"><text:bookmark text:name="__RefNumPara__35982_1335132186"/>#define scmRTOS_SYSTEM_TICKS_ENABLE <text:s text:c="13"/>1<text:bookmark-end text:name="__RefNumPara__35982_1335132186"/></text:p>
        </text:list-item>
        <text:list-item>
          <text:p text:style-name="P41"><text:bookmark text:name="__RefNumPara__35984_1335132186"/>#define scmRTOS_SYSTIMER_HOOK_ENABLE <text:s text:c="12"/>1<text:bookmark-end text:name="__RefNumPara__35984_1335132186"/></text:p>
        </text:list-item>
        <text:list-item>
          <text:p text:style-name="P41"><text:bookmark text:name="__RefNumPara__35986_1335132186"/>#define scmRTOS_IDLE_HOOK_ENABLE <text:s text:c="16"/>1<text:bookmark-end text:name="__RefNumPara__35986_1335132186"/></text:p>
        </text:list-item>
        <text:list-item>
          <text:p text:style-name="P41"/>
        </text:list-item>
        <text:list-item>
          <text:p text:style-name="P41"><text:bookmark text:name="__RefNumPara__6382_1966060648"/>#define scmRTOS_IDLE_PROCESS_DATA_STACK_SIZE <text:s text:c="4"/>70<text:bookmark-end text:name="__RefNumPara__6382_1966060648"/></text:p>
        </text:list-item>
        <text:list-item>
          <text:p text:style-name="P41"><text:bookmark text:name="__RefNumPara__6384_1966060648"/>#define scmRTOS_IDLE_PROCESS_RETURN_STACK_SIZE <text:s text:c="2"/>10<text:bookmark-end text:name="__RefNumPara__6384_1966060648"/></text:p>
        </text:list-item>
        <text:list-item>
          <text:p text:style-name="P41"/>
        </text:list-item>
        <text:list-item>
          <text:p text:style-name="P41"><text:bookmark text:name="__RefNumPara__35990_1335132186"/>#define scmRTOS_CONTEXT_SWITCH_SCHEME <text:s text:c="11"/>1<text:bookmark-end text:name="__RefNumPara__35990_1335132186"/></text:p>
        </text:list-item>
        <text:list-item>
          <text:p text:style-name="P41"><text:bookmark text:name="__RefNumPara__35992_1335132186"/>#define scmRTOS_PRIORITY_ORDER <text:s text:c="18"/>0<text:bookmark-end text:name="__RefNumPara__35992_1335132186"/></text:p>
        </text:list-item>
        <text:list-item>
          <text:p text:style-name="P41"><text:bookmark text:name="__RefNumPara__35988_1335132186"/>#define scmRTOS_CONTEXT_SWITCH_USER_HOOK_ENABLE <text:s/>1<text:bookmark-end text:name="__RefNumPara__35988_1335132186"/></text:p>
        </text:list-item>
      </text:list>
      <text:p text:style-name="P21"><text:span text:style-name="НазваниеОбъекта"><text:span text:style-name="T9">Листинг </text:span></text:span><text:span text:style-name="НазваниеОбъекта"><text:span text:style-name="T10"><text:sequence text:ref-name="refЛистинг3" text:name="Листинг" text:formula="ooow:Листинг+1" style:num-format="1">4</text:sequence></text:span></text:span><text:span text:style-name="НазваниеОбъекта"><text:span text:style-name="T10"> – scmRTOS_CONFIG.h</text:span></text:span></text:p>
      <text:p text:style-name="P5">Вышеприведённый файл определяет два псевдонима встроенных типов – для переменных таймаутов <text:bookmark-ref text:reference-format="number" text:ref-name="__RefNumPara__35972_1335132186">{2}</text:bookmark-ref> и для счётчика тиков системного таймера <text:bookmark-ref text:reference-format="number" text:ref-name="__RefNumPara__35974_1335132186">{3}</text:bookmark-ref>, число пользовательских процессов в количестве 3 <text:bookmark-ref text:reference-format="number" text:ref-name="__RefNumPara__35976_1335132186">{6}</text:bookmark-ref>, разрешает вложенные прерывания в <text:soft-page-break/>обработчике прерываний<text:span text:style-name="T2"> </text:span>системного таймера <text:bookmark-ref text:reference-format="number" text:ref-name="__RefNumPara__35978_1335132186">{8}</text:bookmark-ref>, класс-«обёртка» для обработчиков прерываний простого типа, без переключения на стек прерываний <text:bookmark-ref text:reference-format="number" text:ref-name="__RefNumPara__35980_1335132186">{9}</text:bookmark-ref>, разрешает функцию системного времени – счётчик тиков системного таймера <text:bookmark-ref text:reference-format="number" text:ref-name="__RefNumPara__35982_1335132186">{10}</text:bookmark-ref>, разрешает пользовательские хуки системного таймера <text:bookmark-ref text:reference-format="number" text:ref-name="__RefNumPara__35984_1335132186">{11}</text:bookmark-ref> и фонового процесса системы (<text:span text:style-name="Мнемоника">IdleProc</text:span>) <text:bookmark-ref text:reference-format="number" text:ref-name="__RefNumPara__35986_1335132186">{12}</text:bookmark-ref> и пользовательский хук при переключении контекстов <text:bookmark-ref text:reference-format="number" text:ref-name="__RefNumPara__35988_1335132186">{19}</text:bookmark-ref>, выбрана передача управления на основе программного прерывания <text:bookmark-ref text:reference-format="number" text:ref-name="__RefNumPara__35990_1335132186">{17}</text:bookmark-ref>, порядок следования приоритетов по умолчанию – <text:span text:style-name="Мнемоника">pr0</text:span><text:span text:style-name="T2"> </text:span>равно <text:span text:style-name="Мнемоника">0</text:span>, <text:span text:style-name="Мнемоника">pr1</text:span><text:span text:style-name="T2"> – </text:span><text:span text:style-name="Мнемоника">1</text:span><text:span text:style-name="T2"> </text:span>и т.д <text:bookmark-ref text:reference-format="number" text:ref-name="__RefNumPara__35992_1335132186">{18}</text:bookmark-ref>. <text:s/>Для фонового процесса устанавливаются размеры стеков данных <text:bookmark-ref text:reference-format="number-no-superior" text:ref-name="__RefNumPara__6382_1966060648">{14}</text:bookmark-ref> и вызовов-возвратов <text:bookmark-ref text:reference-format="number-no-superior" text:ref-name="__RefNumPara__6384_1966060648">{15}</text:bookmark-ref>.</text:p>
      <text:p text:style-name="P5">Файл <text:span text:style-name="T2">scmRTOS_TARGET_CFG.h </text:span>содержит код ОС, зависящий от требований конкретного проекта. Его содержимое<text:note text:id="ftn4" text:note-class="footnote"><text:note-citation>1</text:note-citation><text:note-body><text:p text:style-name="Footnote"><text:s/>С сокращениями<text:span text:style-name="T7">.</text:span></text:p></text:note-body></text:note> – см «<text:span text:style-name="Ссылка_20_на_20_название"><text:sequence-ref text:reference-format="text" text:ref-name="refЛистинг4">Листинг 5 – scmRTOS_TARGET_CFG.h</text:sequence-ref></text:span>».</text:p>
      <text:list xml:id="list1572724421" text:continue-list="list1480990088" text:style-name="WW8Num5">
        <text:list-item text:start-value="1">
          <text:p text:style-name="P43"><text:bookmark text:name="__RefNumPara__37798_1335132186"/><text:soft-page-break/>#include &lt;ioavr.h&gt;<text:bookmark-end text:name="__RefNumPara__37798_1335132186"/></text:p>
        </text:list-item>
        <text:list-item>
          <text:p text:style-name="P44"/>
        </text:list-item>
        <text:list-item>
          <text:p text:style-name="P44"><text:bookmark text:name="__RefNumPara__37880_1335132186"/>#define CONTEXT_SWITCH_ISR_VECTOR <text:s/>SPM_READY_vect<text:bookmark-end text:name="__RefNumPara__37880_1335132186"/></text:p>
        </text:list-item>
        <text:list-item>
          <text:p text:style-name="P44"><text:bookmark text:name="__RefNumPara__37882_1335132186"/>#define SYSTEM_TIMER_VECTOR TIMER0_OVF0_vect<text:bookmark-end text:name="__RefNumPara__37882_1335132186"/></text:p>
        </text:list-item>
        <text:list-item>
          <text:p text:style-name="P44">#define TIMSK0_REG TIMSK</text:p>
        </text:list-item>
        <text:list-item>
          <text:p text:style-name="P43">#ifndef __IAR_SYSTEMS_ASM__</text:p>
        </text:list-item>
        <text:list-item>
          <text:p text:style-name="P43"/>
        </text:list-item>
        <text:list-item>
          <text:p text:style-name="P43"><text:bookmark text:name="__RefNumPara__38124_1335132186"/>#define LOCK_SYSTEM_TIMER() <text:s text:c="3"/>( TIMSK0_REG &amp;= ~(1 &lt;&lt; TOIE0) )<text:bookmark-end text:name="__RefNumPara__38124_1335132186"/></text:p>
        </text:list-item>
        <text:list-item>
          <text:p text:style-name="P43"><text:bookmark text:name="__RefNumPara__38126_1335132186"/>#define UNLOCK_SYSTEM_TIMER() <text:s/>( TIMSK0_REG |= <text:s/>(1 &lt;&lt; TOIE0) )<text:bookmark-end text:name="__RefNumPara__38126_1335132186"/></text:p>
        </text:list-item>
        <text:list-item>
          <text:p text:style-name="P43"><text:bookmark text:name="__RefNumPara__38128_1335132186"/><text:bookmark-end text:name="__RefNumPara__38128_1335132186"/></text:p>
        </text:list-item>
        <text:list-item>
          <text:p text:style-name="P43">namespace OS</text:p>
        </text:list-item>
        <text:list-item>
          <text:p text:style-name="P43">{</text:p>
        </text:list-item>
        <text:list-item>
          <text:p text:style-name="P43"><text:s text:c="4"/>#pragma vector=SYSTEM_TIMER_VECTOR</text:p>
        </text:list-item>
        <text:list-item>
          <text:p text:style-name="P43"><text:s text:c="4"/>__interrupt void system_timer_isr();</text:p>
        </text:list-item>
        <text:list-item>
          <text:p text:style-name="P43"/>
        </text:list-item>
        <text:list-item>
          <text:p text:style-name="P44"><text:bookmark text:name="__RefNumPara__38130_1335132186"/><text:s text:c="4"/>INLINE void raise_context_switch() { SPM_CONTROL_REG |= (1 &lt;&lt; SPMIE); <text:s/>} <text:bookmark-end text:name="__RefNumPara__38130_1335132186"/></text:p>
        </text:list-item>
        <text:list-item>
          <text:p text:style-name="P44"><text:s text:c="4"/>INLINE void block_context_switch() { SPM_CONTROL_REG &amp;= ~(1 &lt;&lt; SPMIE); } </text:p>
        </text:list-item>
        <text:list-item>
          <text:p text:style-name="P44"/>
        </text:list-item>
        <text:list-item>
          <text:p text:style-name="P44"><text:bookmark text:name="__RefNumPara__38216_1335132186"/><text:s text:c="4"/>class TNestedISRW <text:s text:c="13"/><text:bookmark-end text:name="__RefNumPara__38216_1335132186"/></text:p>
        </text:list-item>
        <text:list-item>
          <text:p text:style-name="P44"><text:s text:c="4"/>{ <text:s text:c="29"/></text:p>
        </text:list-item>
        <text:list-item>
          <text:p text:style-name="P44"><text:s text:c="4"/>public: <text:s text:c="23"/></text:p>
        </text:list-item>
        <text:list-item>
          <text:p text:style-name="P44"><text:s text:c="8"/>INLINE TNestedISRW() : State(SPM_CONTROL_REG) </text:p>
        </text:list-item>
        <text:list-item>
          <text:p text:style-name="P44"><text:s text:c="8"/>{ </text:p>
        </text:list-item>
        <text:list-item>
          <text:p text:style-name="P44"><text:s text:c="12"/>block_context_switch(); </text:p>
        </text:list-item>
        <text:list-item>
          <text:p text:style-name="P44"><text:s text:c="12"/>__enable_interrupt(); </text:p>
        </text:list-item>
        <text:list-item>
          <text:p text:style-name="P44"><text:s text:c="8"/>} </text:p>
        </text:list-item>
        <text:list-item>
          <text:p text:style-name="P44"><text:s text:c="8"/>INLINE ~TNestedISRW() </text:p>
        </text:list-item>
        <text:list-item>
          <text:p text:style-name="P44"><text:s text:c="8"/>{ </text:p>
        </text:list-item>
        <text:list-item>
          <text:p text:style-name="P44"><text:s text:c="12"/>__disable_interrupt(); </text:p>
        </text:list-item>
        <text:list-item>
          <text:p text:style-name="P44"><text:s text:c="12"/>SPM_CONTROL_REG = State;</text:p>
        </text:list-item>
        <text:list-item>
          <text:p text:style-name="P44"><text:s text:c="8"/>}</text:p>
        </text:list-item>
        <text:list-item>
          <text:p text:style-name="P44"><text:s text:c="77"/></text:p>
        </text:list-item>
        <text:list-item>
          <text:p text:style-name="P44"><text:s text:c="4"/>private: <text:s text:c="64"/></text:p>
        </text:list-item>
        <text:list-item>
          <text:p text:style-name="P44"><text:s text:c="8"/>uint8_t State; <text:s text:c="57"/></text:p>
        </text:list-item>
        <text:list-item>
          <text:p text:style-name="P44"><text:bookmark text:name="__RefNumPara__38218_1335132186"/><text:s text:c="4"/>};<text:bookmark-end text:name="__RefNumPara__38218_1335132186"/></text:p>
        </text:list-item>
        <text:list-item>
          <text:p text:style-name="P44"/>
        </text:list-item>
        <text:list-item>
          <text:p text:style-name="P44">#if scmRTOS_CONTEXT_SWITCH_USER_HOOK_ENABLE == 1</text:p>
        </text:list-item>
        <text:list-item>
          <text:p text:style-name="P44"><text:s text:c="4"/>INLINE void context_switch_user_hook() { block_context_switch(); }</text:p>
        </text:list-item>
        <text:list-item>
          <text:p text:style-name="P44">#endif</text:p>
        </text:list-item>
        <text:list-item>
          <text:p text:style-name="P44"/>
        </text:list-item>
        <text:list-item>
          <text:p text:style-name="P43">#if scmRTOS_CONTEXT_SWITCH_SCHEME == 1</text:p>
        </text:list-item>
        <text:list-item>
          <text:p text:style-name="P44"><text:bookmark text:name="__RefNumPara__38214_1335132186"/><text:s text:c="4"/>#define ENABLE_NESTED_INTERRUPTS() OS::TNestedISRW NestedISRW<text:bookmark-end text:name="__RefNumPara__38214_1335132186"/></text:p>
        </text:list-item>
        <text:list-item>
          <text:p text:style-name="P44">#else</text:p>
        </text:list-item>
        <text:list-item>
          <text:p text:style-name="P44"><text:bookmark text:name="__RefNumPara__38212_1335132186"/><text:s text:c="4"/>#define ENABLE_NESTED_INTERRUPTS() __enable_interrupt()<text:bookmark-end text:name="__RefNumPara__38212_1335132186"/></text:p>
        </text:list-item>
        <text:list-item>
          <text:p text:style-name="P44">#endif // scmRTOS_CONTEXT_SWITCH_SCHEME</text:p>
        </text:list-item>
        <text:list-item>
          <text:p text:style-name="P43">}</text:p>
        </text:list-item>
      </text:list>
      <text:p text:style-name="P20"><text:span text:style-name="НазваниеОбъекта"><text:span text:style-name="T11">Листинг </text:span></text:span><text:span text:style-name="НазваниеОбъекта"><text:span text:style-name="T10"><text:sequence text:ref-name="refЛистинг4" text:name="Листинг" text:formula="ooow:Листинг+1" style:num-format="1">5</text:sequence></text:span></text:span><text:span text:style-name="НазваниеОбъекта"><text:span text:style-name="T10"> – scmRTOS_TARGET_CFG.h</text:span></text:span></text:p>
      <text:p text:style-name="P5">В начале файла указано подключение заголовочного файла программного пакета, управляющего подключением заголовочных файлов с определениями, зависящими от конкретной модели целевого процессора <text:bookmark-ref text:reference-format="number" text:ref-name="__RefNumPara__37798_1335132186">{1}</text:bookmark-ref>.</text:p>
      <text:p text:style-name="P5">Затем заданы вектора прерываний переключения контекстов <text:bookmark-ref text:reference-format="number" text:ref-name="__RefNumPara__37880_1335132186">{3}</text:bookmark-ref> и системного таймера <text:bookmark-ref text:reference-format="number" text:ref-name="__RefNumPara__37882_1335132186">{4}</text:bookmark-ref>, что по сути является выбором конкретной аппаратуры процессора для реализации системного функционала ОС. Видно, что в качестве прерывания переключения контекстов выбрано прерывание модуля поддержки <text:soft-page-break/>программирования флешь-памяти микроконтроллера<text:note text:id="ftn5" text:note-class="footnote"><text:note-citation>1</text:note-citation><text:note-body><text:p text:style-name="Footnote"><text:s/>Т.к. <text:span text:style-name="Имя_20_собственное"><text:span text:style-name="T4">AVR</text:span></text:span><text:span text:style-name="T2">, </text:span><text:span text:style-name="T7">к сожалению, не имеет специализированного программного прерывания, то для этой цели приходится брать прерывание какого-нибудь неиспользуемого аппаратного модуля процессора – в данном случае взят </text:span><text:span text:style-name="T7">автомат программирования флешь-памяти</text:span><text:span text:style-name="T7">. </text:span>В качестве источника прерываний для переключения контекстов может быть выбрано любое свободное прерывание (код активизации прерывания и т.п. должен быть, конечно, соответствующим образом модифицирован), исходя из специфики проекта и предпочтений пользователя. Именно поэтому всё, что связано с этим, вынесено на уровень проекта.</text:p></text:note-body></text:note>, а в качестве системного таймера выбран таймер-счётчик <text:span text:style-name="Имя_20_собственное">Timer0</text:span>.</text:p>
      <text:p text:style-name="P14">Далее определены два макроса <text:bookmark-ref text:reference-format="number" text:ref-name="__RefNumPara__38124_1335132186">{8}</text:bookmark-ref>, <text:bookmark-ref text:reference-format="number" text:ref-name="__RefNumPara__38126_1335132186">{9}</text:bookmark-ref>, которые управляют разрешением прерываний системного таймера путём манипуляции битом разрешения прерываний сторожевого таймера. Для варианта передачи управления с помощью программного прерывания требуется определить функцию <text:span text:style-name="Мнемоника">raise_context_switch()</text:span> <text:bookmark-ref text:reference-format="number" text:ref-name="__RefNumPara__38130_1335132186">{16}</text:bookmark-ref><text:span text:style-name="T2">, </text:span>которая активизирует соответствующее прерывание, а также функцию запрещения прерывания переключения контекстов <text:span text:style-name="Мнемоника">block_context_switch()</text:span><text:span text:style-name="T2">, </text:span>вызываемую при переключении контекстов.</text:p>
      <text:p text:style-name="P14">Для реализации вложенных прерываний определён специальный макрос, значение которого различается для вариантов с прямой передачей управления <text:bookmark-ref text:reference-format="number" text:ref-name="__RefNumPara__38212_1335132186">{44}</text:bookmark-ref> и для передачи управления на основе программного прерывания <text:bookmark-ref text:reference-format="number" text:ref-name="__RefNumPara__38214_1335132186">{42}</text:bookmark-ref>. В последнем случае разрешать вложенные прерывания простым общим разрешением прерываний нельзя, т.к. это может привести к переходу в обработчик прерывания переключения контекстов, что является ошибочной ситуацией. Поэтому сначала это прерывание должно быть заблокировано и только после этого можно делать общее разрешение прерываний. При выходе из обработчика прерываний состояние управляющих ресурсов прерывания переключения контекстов должно быть приведено в исходное состояние. Для автоматизации этой работы используется специальный объект <text:bookmark-ref text:reference-format="number" text:ref-name="__RefNumPara__38214_1335132186">{42}</text:bookmark-ref> класса-«обёртки» <text:bookmark-ref text:reference-format="number" text:ref-name="__RefNumPara__38216_1335132186">{19}</text:bookmark-ref>-<text:bookmark-ref text:reference-format="number" text:ref-name="__RefNumPara__38218_1335132186">{35}</text:bookmark-ref>, использующий уже не раз описанную технологию выполнения парных действий в конструкторе и деструкторе.</text:p>
      <text:p text:style-name="Текст_20_абазца">Остальной код настройки и запуска ОС помещён в функцию <text:span text:style-name="Мнемоника">main()</text:span><text:span text:style-name="T2">,</text:span><text:span text:style-name="T7"> куда относится настройка и запуск системного таймера</text:span><text:span text:style-name="T7"> - см «</text:span><text:span text:style-name="Ссылка_20_на_20_название"><text:span text:style-name="T7"><text:sequence-ref text:reference-format="text" text:ref-name="refЛистинг5">Листинг 6 – Настройка системного таймера и запуск ОС</text:sequence-ref></text:span></text:span><text:span text:style-name="T7">».</text:span></text:p>
      <text:list xml:id="list1383779028" text:continue-list="list1572724421" text:style-name="WW8Num5">
        <text:list-item text:start-value="1">
          <text:p text:style-name="P42"><text:soft-page-break/>//---------------------------------------------------------------------------</text:p>
        </text:list-item>
        <text:list-item>
          <text:p text:style-name="P42">//</text:p>
        </text:list-item>
        <text:list-item>
          <text:p text:style-name="P42">// <text:s text:c="5"/>Process types</text:p>
        </text:list-item>
        <text:list-item>
          <text:p text:style-name="P42">//</text:p>
        </text:list-item>
        <text:list-item>
          <text:p text:style-name="P42">typedef OS::process&lt;OS::pr0, 120, 32&gt; TProc1;</text:p>
        </text:list-item>
        <text:list-item>
          <text:p text:style-name="P42">typedef OS::process&lt;OS::pr1, 160, 32&gt; TProc2;</text:p>
        </text:list-item>
        <text:list-item>
          <text:p text:style-name="P42">typedef OS::process&lt;OS::pr2, 120, 32&gt; TProc3;</text:p>
        </text:list-item>
        <text:list-item>
          <text:p text:style-name="P42"/>
        </text:list-item>
        <text:list-item>
          <text:p text:style-name="P42">//---------------------------------------------------------------------------</text:p>
        </text:list-item>
        <text:list-item>
          <text:p text:style-name="P42">//</text:p>
        </text:list-item>
        <text:list-item>
          <text:p text:style-name="P42">// <text:s text:c="5"/>Process objects</text:p>
        </text:list-item>
        <text:list-item>
          <text:p text:style-name="P42">//</text:p>
        </text:list-item>
        <text:list-item>
          <text:p text:style-name="P42">TProc1 Proc1;</text:p>
        </text:list-item>
        <text:list-item>
          <text:p text:style-name="P42">TProc2 Proc2;</text:p>
        </text:list-item>
        <text:list-item>
          <text:p text:style-name="P42">TProc3 Proc3;</text:p>
        </text:list-item>
        <text:list-item>
          <text:p text:style-name="P42"/>
        </text:list-item>
        <text:list-item>
          <text:p text:style-name="P42">TCCR0B = 0x03; <text:s text:c="12"/>// Start System Timer</text:p>
        </text:list-item>
        <text:list-item>
          <text:p text:style-name="P42">TIMSK0 |= <text:s/>(1 &lt;&lt; TOIE0); <text:s text:c="2"/>// <text:s text:c="18"/></text:p>
        </text:list-item>
        <text:list-item>
          <text:p text:style-name="P42"><text:s text:c="48"/></text:p>
        </text:list-item>
        <text:list-item>
          <text:p text:style-name="P42">OS::run(); <text:s text:c="37"/></text:p>
        </text:list-item>
      </text:list>
      <text:p text:style-name="P21"><text:span text:style-name="НазваниеОбъекта"><text:span text:style-name="T9">Листинг </text:span></text:span><text:span text:style-name="НазваниеОбъекта"><text:span text:style-name="T10"><text:sequence text:ref-name="refЛистинг5" text:name="Листинг" text:formula="ooow:Листинг+1" style:num-format="1">6</text:sequence></text:span></text:span><text:span text:style-name="НазваниеОбъекта"><text:span text:style-name="T10"> </text:span></text:span><text:span text:style-name="НазваниеОбъекта"><text:span text:style-name="T10">– </text:span></text:span><text:span text:style-name="НазваниеОбъекта"><text:span text:style-name="T9">Настройка системного таймера и запуск ОС</text:span></text:span></text:p>
      <text:p text:style-name="Текст_20_абазца">Следует обратить внимание на определение типов процессов. В силу того, что <text:span text:style-name="T2">EWAVR </text:span><text:span text:style-name="T7">использует два стека, то и конструктор процесса имеет дополнительный аргумент, указывающий размер стека возвратов. В вышеприведённом примере размер стека возвратов равен 32, что допускает глубину вложенности вызова функций до 16</text:span><text:span text:style-name="T7"><text:note text:id="ftn6" text:note-class="footnote"><text:note-citation>1</text:note-citation><text:note-body><text:p text:style-name="Footnote"><text:s/>При модели <text:span text:style-name="T7">памяти</text:span> процессора с 16-битными указателями.</text:p></text:note-body></text:note></text:span><text:span text:style-name="T7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Mangal1" svg:font-family="Manga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1" svg:font-family="Arial" style:font-family-generic="swiss" style:font-pitch="variable"/>
    <style:font-face style:name="Arial Black" svg:font-family="'Arial Black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draw:gradient draw:name="Gradient_20_7" draw:display-name="Gradient 7" draw:style="rectangular" draw:cx="50%" draw:cy="50%" draw:start-color="#99ccff" draw:end-color="#465e75" draw:start-intensity="100%" draw:end-intensity="100%" draw:angle="0" draw:border="0%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Arial" fo:font-size="10pt" fo:language="ru" fo:country="RU" style:letter-kerning="true" style:font-name-asian="Lucida Sans Unicode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Arial"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0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size-asian="12pt" style:font-name-complex="Mangal1"/>
    </style:style>
    <style:style style:name="Heading_20_1" style:display-name="Heading 1" style:family="paragraph" style:parent-style-name="Standard" style:next-style-name="Текст_20_абазца" style:default-outline-level="1" style:list-style-name="" style:class="text">
      <style:paragraph-properties fo:margin-left="0cm" fo:margin-right="0cm" fo:margin-top="1.693cm" fo:margin-bottom="0.847cm" fo:text-align="end" style:justify-single-word="false" fo:hyphenation-ladder-count="no-limit" fo:text-indent="0cm" style:auto-text-indent="false" style:border-line-width-bottom="0.088cm 0.035cm 0.035cm" fo:padding-left="0cm" fo:padding-right="0cm" fo:padding-top="0cm" fo:padding-bottom="0.035cm" fo:border-left="none" fo:border-right="none" fo:border-top="none" fo:border-bottom="0.158cm double #000000" fo:keep-with-next="always">
        <style:tab-stops>
          <style:tab-stop style:position="14.981cm"/>
        </style:tab-stops>
      </style:paragraph-properties>
      <style:text-properties fo:font-size="36pt" fo:font-style="italic" fo:font-weight="bold" style:letter-kerning="true" style:font-size-asian="36pt" style:font-style-asian="italic" style:font-weight-asian="bold" style:font-size-complex="16pt" style:font-style-complex="italic" style:font-weight-complex="bold" fo:hyphenate="false" fo:hyphenation-remain-char-count="2" fo:hyphenation-push-char-count="2"/>
    </style:style>
    <style:style style:name="Heading_20_2" style:display-name="Heading 2" style:family="paragraph" style:parent-style-name="Standard" style:next-style-name="Текст_20_абазца" style:default-outline-level="2" style:list-style-name="" style:class="text">
      <style:paragraph-properties fo:margin-left="2.212cm" fo:margin-right="0cm" fo:margin-top="1.27cm" fo:margin-bottom="1.058cm" fo:hyphenation-ladder-count="no-limit" fo:text-indent="-1.577cm" style:auto-text-indent="false" style:border-line-width-bottom="0.002cm 0.035cm 0.002cm" fo:padding-left="0cm" fo:padding-right="0cm" fo:padding-top="0cm" fo:padding-bottom="0.035cm" fo:border-left="none" fo:border-right="none" fo:border-top="none" fo:border-bottom="0.039cm double #000000" fo:keep-with-next="always">
        <style:tab-stops>
          <style:tab-stop style:position="2.212cm"/>
        </style:tab-stops>
      </style:paragraph-properties>
      <style:text-properties style:font-name="Arial1" fo:font-size="20pt" fo:font-weight="bold" style:font-size-asian="20pt" style:font-weight-asian="bold" style:font-name-complex="Arial1" style:font-size-complex="14pt" style:font-weight-complex="bold" fo:hyphenate="false" fo:hyphenation-remain-char-count="2" fo:hyphenation-push-char-count="2"/>
    </style:style>
    <style:style style:name="Heading_20_3" style:display-name="Heading 3" style:family="paragraph" style:parent-style-name="Standard" style:next-style-name="Текст_20_абазца" style:default-outline-level="3" style:list-style-name="" style:class="text">
      <style:paragraph-properties fo:margin-left="2.815cm" fo:margin-right="2cm" fo:margin-top="0.847cm" fo:margin-bottom="0.635cm" fo:hyphenation-ladder-count="no-limit" fo:text-indent="-1.545cm" style:auto-text-indent="false" fo:keep-with-next="always">
        <style:tab-stops>
          <style:tab-stop style:position="2.815cm"/>
        </style:tab-stops>
      </style:paragraph-properties>
      <style:text-properties style:font-name="Arial1" fo:font-size="14pt" fo:font-weight="bold" style:font-size-asian="13pt" style:font-weight-asian="bold" style:font-name-complex="Arial1" style:font-size-complex="13pt" style:font-weight-complex="bold" fo:hyphenate="false" fo:hyphenation-remain-char-count="2" fo:hyphenation-push-char-count="2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left="3.519cm" fo:margin-right="0cm" fo:margin-top="0.42cm" fo:margin-bottom="0.409cm" fo:hyphenation-ladder-count="no-limit" fo:text-indent="-1.614cm" style:auto-text-indent="false" fo:background-color="transparent" fo:keep-with-next="always">
        <style:tab-stops>
          <style:tab-stop style:position="3.519cm"/>
        </style:tab-stops>
        <style:background-image/>
      </style:paragraph-properties>
      <style:text-properties fo:font-size="14pt" style:text-underline-style="solid" style:text-underline-width="auto" style:text-underline-color="font-color" fo:font-weight="bold" style:font-weight-asian="bold" style:font-size-complex="14pt" style:font-weight-complex="bold" fo:hyphenate="false" fo:hyphenation-remain-char-count="2" fo:hyphenation-push-char-count="2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423cm" fo:margin-bottom="0.106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class="text">
      <style:paragraph-properties fo:margin-top="0.423cm" fo:margin-bottom="0.106cm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class="text">
      <style:paragraph-properties fo:margin-top="0.423cm" fo:margin-bottom="0.106cm"/>
    </style:style>
    <style:style style:name="Heading_20_8" style:display-name="Heading 8" style:family="paragraph" style:parent-style-name="Standard" style:next-style-name="Standard" style:class="text">
      <style:paragraph-properties fo:margin-top="0.423cm" fo:margin-bottom="0.106cm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class="text">
      <style:paragraph-properties fo:margin-top="0.423cm" fo:margin-bottom="0.106cm"/>
      <style:text-properties style:font-name="Arial1" fo:font-size="11pt" style:font-size-asian="11pt" style:font-name-complex="Arial1" style:font-size-complex="11pt"/>
    </style:style>
    <style:style style:name="Предисловие" style:family="paragraph" style:parent-style-name="Standard">
      <style:paragraph-properties fo:margin-top="0.847cm" fo:margin-bottom="0.635cm" style:border-line-width-bottom="0.088cm 0.035cm 0.035cm" fo:padding-left="0cm" fo:padding-right="0cm" fo:padding-top="0cm" fo:padding-bottom="0.035cm" fo:border-left="none" fo:border-right="none" fo:border-top="none" fo:border-bottom="0.158cm double #000000">
        <style:tab-stops>
          <style:tab-stop style:position="7.239cm"/>
        </style:tab-stops>
      </style:paragraph-properties>
      <style:text-properties fo:font-size="36pt" fo:font-style="italic" fo:font-weight="bold" style:font-size-asian="36pt" style:font-style-asian="italic" style:font-weight-asian="bold" style:font-size-complex="36pt"/>
    </style:style>
    <style:style style:name="Header" style:family="paragraph" style:parent-style-name="Standard" style:class="extra">
      <style:paragraph-properties fo:text-align="center" style:justify-single-word="false" fo:padding-left="0cm" fo:padding-right="0cm" fo:padding-top="0cm" fo:padding-bottom="0.035cm" fo:border-left="none" fo:border-right="none" fo:border-top="none" fo:border-bottom="0.018cm solid #000000">
        <style:tab-stops>
          <style:tab-stop style:position="8.25cm" style:type="center"/>
          <style:tab-stop style:position="16.501cm" style:type="right"/>
        </style:tab-stops>
      </style:paragraph-properties>
      <style:text-properties style:font-name="Arial1" fo:font-size="10pt" style:font-size-asian="10pt" style:font-name-complex="Arial1"/>
    </style:style>
    <style:style style:name="Footer" style:family="paragraph" style:parent-style-name="Standard" style:class="extra">
      <style:paragraph-properties fo:margin-left="0cm" fo:margin-right="0.009cm" fo:margin-top="0.423cm" fo:margin-bottom="0cm" fo:text-align="center" style:justify-single-word="false" fo:text-indent="0cm" style:auto-text-indent="false" fo:padding-left="0cm" fo:padding-right="0cm" fo:padding-top="0.035cm" fo:padding-bottom="0cm" fo:border-left="none" fo:border-right="none" fo:border-top="0.018cm solid #000000" fo:border-bottom="none">
        <style:tab-stops>
          <style:tab-stop style:position="8.25cm" style:type="center"/>
          <style:tab-stop style:position="16.501cm" style:type="right"/>
        </style:tab-stops>
      </style:paragraph-properties>
      <style:text-properties style:font-name="Arial1" fo:font-size="10pt" style:font-size-asian="10pt" style:font-name-complex="Arial1"/>
    </style:style>
    <style:style style:name="Текст_20_абазца" style:display-name="Текст абазца" style:family="paragraph" style:parent-style-name="Standard">
      <style:paragraph-properties fo:margin-left="0cm" fo:margin-right="0cm" fo:margin-top="0.212cm" fo:margin-bottom="0.212cm" fo:line-height="130%" fo:text-align="justify" style:justify-single-word="false" fo:text-indent="1.501cm" style:auto-text-indent="false"/>
      <style:text-properties style:font-name="Times New Roman1" fo:font-size="12pt" style:font-size-asian="10.5pt"/>
    </style:style>
    <style:style style:name="Название_20_главы" style:display-name="Название главы" style:family="paragraph" style:parent-style-name="Heading_20_1" style:default-outline-level="" style:list-style-name="">
      <style:paragraph-properties fo:margin-left="5.027cm" fo:margin-right="0cm" fo:text-indent="0cm" style:auto-text-indent="false"/>
      <style:text-properties style:font-name="Times New Roman" fo:font-size="36pt" fo:font-style="normal" style:font-size-asian="36pt" style:font-style-asian="normal" style:font-name-complex="Times New Roman" style:font-style-complex="normal"/>
    </style:style>
    <style:style style:name="Марк._20_список" style:display-name="Марк. список" style:family="paragraph" style:parent-style-name="Текст_20_абазца">
      <style:paragraph-properties fo:margin-left="2.715cm" fo:margin-right="0cm" fo:margin-top="0.106cm" fo:margin-bottom="0.106cm" fo:line-height="100%" fo:text-indent="-0.725cm" style:auto-text-indent="false">
        <style:tab-stops>
          <style:tab-stop style:position="2.715cm"/>
        </style:tab-stops>
      </style:paragraph-properties>
      <style:text-properties style:font-name="Arial1" fo:font-size="10pt" style:font-size-asian="10pt" style:font-name-complex="Arial1"/>
    </style:style>
    <style:style style:name="Footnote" style:family="paragraph" style:parent-style-name="Standard" style:class="extra">
      <style:text-properties fo:font-size="10pt" style:font-size-asian="10pt" style:font-size-complex="10pt"/>
    </style:style>
    <style:style style:name="Разделитель" style:family="paragraph" style:parent-style-name="Текст_20_абазца">
      <style:paragraph-properties fo:margin-left="0cm" fo:margin-right="0cm" fo:margin-top="1.27cm" fo:margin-bottom="0.423cm" fo:text-align="center" style:justify-single-word="false" fo:text-indent="0cm" style:auto-text-indent="false" fo:keep-with-next="always"/>
    </style:style>
    <style:style style:name="Эпиграф" style:family="paragraph" style:parent-style-name="Текст_20_абазца">
      <style:paragraph-properties fo:margin-left="7.138cm" fo:margin-right="1.52cm" fo:line-height="100%" fo:text-indent="0cm" style:auto-text-indent="false">
        <style:tab-stops>
          <style:tab-stop style:position="7.138cm"/>
        </style:tab-stops>
      </style:paragraph-properties>
      <style:text-properties fo:font-size="11pt" fo:font-style="italic" style:font-size-asian="11pt" style:font-style-asian="italic" style:font-style-complex="italic"/>
    </style:style>
    <style:style style:name="Исходный_20_код" style:display-name="Исходный код" style:family="paragraph" style:parent-style-name="Standard" style:list-style-name="WW8Num5" style:master-page-name="">
      <style:paragraph-properties fo:margin-left="-0.374cm" fo:margin-right="-0.007cm" fo:hyphenation-ladder-count="no-limit" fo:text-indent="0cm" style:auto-text-indent="false" style:page-number="auto" fo:background-color="#f3f3f3" style:border-line-width-left="0.002cm 0.035cm 0.002cm" style:border-line-width-right="0.002cm 0.035cm 0.002cm" fo:padding-left="0.353cm" fo:padding-right="0.353cm" fo:padding-top="0cm" fo:padding-bottom="0cm" fo:border-left="0.039cm double #000000" fo:border-right="0.039cm double #000000" fo:border-top="none" fo:border-bottom="none" style:shadow="none" fo:keep-with-next="always">
        <style:tab-stops>
          <style:tab-stop style:position="0.529cm"/>
        </style:tab-stops>
        <style:background-image/>
      </style:paragraph-properties>
      <style:text-properties style:font-name="Courier New" fo:font-size="9pt" fo:language="en" fo:country="US" style:font-size-asian="9pt" style:font-name-complex="Courier New" fo:hyphenate="false" fo:hyphenation-remain-char-count="2" fo:hyphenation-push-char-count="2"/>
    </style:style>
    <style:style style:name="Название_20_объекта" style:display-name="Название объекта" style:family="paragraph" style:parent-style-name="Standard" style:next-style-name="Standard">
      <style:paragraph-properties fo:margin-left="0.018cm" fo:margin-right="0cm" fo:margin-top="0.21cm" fo:margin-bottom="0.61cm" fo:text-align="center" style:justify-single-word="false" fo:text-indent="0cm" style:auto-text-indent="false"/>
      <style:text-properties fo:font-size="10pt" fo:font-weight="bold" style:font-size-asian="10pt" style:font-weight-asian="bold" style:font-size-complex="10pt" style:font-weight-complex="bold"/>
    </style:style>
    <style:style style:name="Текст_20_таблицы" style:display-name="Текст таблицы" style:family="paragraph" style:parent-style-name="Текст_20_абазца">
      <style:paragraph-properties fo:margin-left="0.005cm" fo:margin-right="0cm" fo:margin-top="0cm" fo:margin-bottom="0cm" fo:line-height="100%" fo:text-align="start" style:justify-single-word="false" fo:text-indent="0cm" style:auto-text-indent="false"/>
      <style:text-properties fo:font-size="10pt" fo:language="en" fo:country="US" style:font-size-asian="10pt"/>
    </style:style>
    <style:style style:name="Замечание_20_Текст" style:display-name="Замечание Текст" style:family="paragraph" style:parent-style-name="Текст_20_абазца">
      <style:paragraph-properties fo:margin-left="2.011cm" fo:margin-right="0.924cm" fo:line-height="120%" fo:text-indent="0cm" style:auto-text-indent="false" fo:padding="0cm" fo:border="none" style:shadow="none"/>
      <style:text-properties style:font-name="Arial1" fo:font-size="10pt" fo:font-weight="bold" style:font-size-asian="10pt" style:font-weight-asian="bold" style:font-name-complex="Arial1" style:font-weight-complex="bold"/>
    </style:style>
    <style:style style:name="Нум._20_список" style:display-name="Нум. список" style:family="paragraph" style:parent-style-name="Текст_20_абазца">
      <style:paragraph-properties fo:line-height="100%"/>
      <style:text-properties style:font-name="Arial1" fo:font-size="10pt" style:font-size-asian="10pt" style:font-name-complex="Arial1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text-indent="0cm" style:auto-text-indent="false"/>
      <style:text-properties fo:font-variant="small-caps" fo:font-size="10pt" style:font-size-asian="10pt" style:font-size-complex="10pt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.212cm"/>
      <style:text-properties fo:text-transform="uppercase" fo:font-size="10pt" fo:font-weight="bold" style:font-size-asian="10pt" style:font-weight-asian="bold" style:font-size-complex="10pt" style:font-weight-complex="bold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text-indent="0cm" style:auto-text-indent="false"/>
      <style:text-properties fo:font-size="10pt" fo:font-style="italic" style:font-size-asian="10pt" style:font-style-asian="italic" style:font-size-complex="10pt" style:font-style-complex="italic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text-indent="0cm" style:auto-text-indent="false"/>
      <style:text-properties fo:font-size="9pt" style:font-size-asian="9pt" style:font-size-complex="9pt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text-indent="0cm" style:auto-text-indent="false"/>
      <style:text-properties fo:font-size="9pt" style:font-size-asian="9pt" style:font-size-complex="9pt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text-indent="0cm" style:auto-text-indent="false"/>
      <style:text-properties fo:font-size="9pt" style:font-size-asian="9pt" style:font-size-complex="9pt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text-indent="0cm" style:auto-text-indent="false"/>
      <style:text-properties fo:font-size="9pt" style:font-size-asian="9pt" style:font-size-complex="9pt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text-indent="0cm" style:auto-text-indent="false"/>
      <style:text-properties fo:font-size="9pt" style:font-size-asian="9pt" style:font-size-complex="9pt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indent="0cm" style:auto-text-indent="false"/>
      <style:text-properties fo:font-size="9pt" style:font-size-asian="9pt" style:font-size-complex="9pt"/>
    </style:style>
    <style:style style:name="Перечень_20_рисунков" style:display-name="Перечень рисунков" style:family="paragraph" style:parent-style-name="Standard" style:next-style-name="Standard">
      <style:paragraph-properties fo:margin-left="0.85cm" fo:margin-right="0cm" fo:margin-top="0.212cm" fo:margin-bottom="0.212cm" fo:text-indent="-0.85cm" style:auto-text-indent="false">
        <style:tab-stops>
          <style:tab-stop style:position="15.983cm" style:type="right" style:leader-style="dotted" style:leader-text="."/>
        </style:tab-stops>
      </style:paragraph-properties>
      <style:text-properties fo:language="zxx" fo:country="none" fo:font-weight="bold" style:language-asian="zxx" style:country-asian="none" style:font-weight-asian="bold" style:font-weight-complex="bold"/>
    </style:style>
    <style:style style:name="Index_20_1" style:display-name="Index 1" style:family="paragraph" style:parent-style-name="Standard" style:next-style-name="Standard" style:class="index">
      <style:paragraph-properties fo:margin-left="0.423cm" fo:margin-right="0cm" fo:text-indent="-0.423cm" style:auto-text-indent="false"/>
    </style:style>
    <style:style style:name="Index_20_2" style:display-name="Index 2" style:family="paragraph" style:parent-style-name="Standard" style:next-style-name="Standard" style:class="index">
      <style:paragraph-properties fo:margin-left="0.847cm" fo:margin-right="0cm" fo:text-indent="-0.423cm" style:auto-text-indent="false"/>
    </style:style>
    <style:style style:name="Index_20_3" style:display-name="Index 3" style:family="paragraph" style:parent-style-name="Standard" style:next-style-name="Standard" style:class="index">
      <style:paragraph-properties fo:margin-left="1.27cm" fo:margin-right="0cm" fo:text-indent="-0.423cm" style:auto-text-indent="false"/>
    </style:style>
    <style:style style:name="Указатель_20_4" style:display-name="Указатель 4" style:family="paragraph" style:parent-style-name="Standard" style:next-style-name="Standard">
      <style:paragraph-properties fo:margin-left="1.693cm" fo:margin-right="0cm" fo:text-indent="-0.423cm" style:auto-text-indent="false"/>
    </style:style>
    <style:style style:name="Указатель_20_5" style:display-name="Указатель 5" style:family="paragraph" style:parent-style-name="Standard" style:next-style-name="Standard">
      <style:paragraph-properties fo:margin-left="2.117cm" fo:margin-right="0cm" fo:text-indent="-0.423cm" style:auto-text-indent="false"/>
    </style:style>
    <style:style style:name="Указатель_20_6" style:display-name="Указатель 6" style:family="paragraph" style:parent-style-name="Standard" style:next-style-name="Standard">
      <style:paragraph-properties fo:margin-left="2.54cm" fo:margin-right="0cm" fo:text-indent="-0.423cm" style:auto-text-indent="false"/>
    </style:style>
    <style:style style:name="Указатель_20_7" style:display-name="Указатель 7" style:family="paragraph" style:parent-style-name="Standard" style:next-style-name="Standard">
      <style:paragraph-properties fo:margin-left="2.963cm" fo:margin-right="0cm" fo:text-indent="-0.423cm" style:auto-text-indent="false"/>
    </style:style>
    <style:style style:name="Указатель_20_8" style:display-name="Указатель 8" style:family="paragraph" style:parent-style-name="Standard" style:next-style-name="Standard">
      <style:paragraph-properties fo:margin-left="3.387cm" fo:margin-right="0cm" fo:text-indent="-0.423cm" style:auto-text-indent="false"/>
    </style:style>
    <style:style style:name="Указатель_20_9" style:display-name="Указатель 9" style:family="paragraph" style:parent-style-name="Standard" style:next-style-name="Standard">
      <style:paragraph-properties fo:margin-left="3.81cm" fo:margin-right="0cm" fo:text-indent="-0.423cm" style:auto-text-indent="false"/>
    </style:style>
    <style:style style:name="Index_20_Heading" style:display-name="Index Heading" style:family="paragraph" style:parent-style-name="Standard" style:next-style-name="Index_20_1" style:class="index"/>
    <style:style style:name="Обычный_20__28_веб_29_" style:display-name="Обычный (веб)" style:family="paragraph" style:parent-style-name="Standard">
      <style:paragraph-properties fo:margin-top="0.106cm" fo:margin-bottom="0.106cm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Эпиграф-подпись" style:family="paragraph" style:parent-style-name="Эпиграф">
      <style:paragraph-properties fo:text-align="end" style:justify-single-word="false"/>
      <style:text-properties style:font-size-complex="10pt"/>
    </style:style>
    <style:style style:name="Описание_20_функций-членов" style:display-name="Описание функций-членов" style:family="paragraph" style:parent-style-name="Нум._20_список"/>
    <style:style style:name="Нум.Список_20_таблицы" style:display-name="Нум.Список таблицы" style:family="paragraph" style:parent-style-name="Текст_20_абазца">
      <style:paragraph-properties fo:margin-left="0.684cm" fo:margin-right="0cm" fo:text-indent="1.501cm" style:auto-text-indent="false">
        <style:tab-stops>
          <style:tab-stop style:position="0.684cm"/>
        </style:tab-stops>
      </style:paragraph-properties>
      <style:text-properties style:font-name="Arial1" fo:font-size="10pt" style:font-size-asian="10pt" style:font-name-complex="Arial1" style:font-size-complex="10pt"/>
    </style:style>
    <style:style style:name="Разделитель_20__22_звездочки_22_" style:display-name="Разделитель &quot;звездочки&quot;" style:family="paragraph" style:parent-style-name="Текст_20_абазца">
      <style:paragraph-properties fo:margin-left="0cm" fo:margin-right="0cm" fo:margin-top="0.847cm" fo:margin-bottom="0.212cm" fo:text-align="center" style:justify-single-word="false" fo:text-indent="0cm" style:auto-text-indent="false" fo:keep-with-next="always"/>
    </style:style>
    <style:style style:name="Приложение" style:family="paragraph" style:parent-style-name="Предисловие" style:next-style-name="Текст_20_абазца">
      <style:paragraph-properties fo:text-align="end" style:justify-single-word="false" fo:hyphenation-ladder-count="no-limit" fo:keep-with-next="always">
        <style:tab-stops>
          <style:tab-stop style:position="14.981cm"/>
        </style:tab-stops>
      </style:paragraph-properties>
      <style:text-properties fo:hyphenate="false" fo:hyphenation-remain-char-count="2" fo:hyphenation-push-char-count="2"/>
    </style:style>
    <style:style style:name="Прил-е" style:family="paragraph" style:parent-style-name="Приложение" style:next-style-name="Текст_20_абазца"/>
    <style:style style:name="Продолжение_20_списка_20_2" style:display-name="Продолжение списка 2" style:family="paragraph" style:parent-style-name="Standard">
      <style:paragraph-properties fo:margin-left="0.998cm" fo:margin-right="0cm" fo:margin-top="0cm" fo:margin-bottom="0.212cm" fo:text-indent="0cm" style:auto-text-indent="false"/>
    </style:style>
    <style:style style:name="Продолжение_20_списка_20_3" style:display-name="Продолжение списка 3" style:family="paragraph" style:parent-style-name="Standard">
      <style:paragraph-properties fo:margin-left="1.498cm" fo:margin-right="0cm" fo:margin-top="0cm" fo:margin-bottom="0.212cm" fo:text-indent="0cm" style:auto-text-indent="false"/>
    </style:style>
    <style:style style:name="Прил.Заг2" style:family="paragraph" style:parent-style-name="Standard">
      <style:paragraph-properties fo:margin-left="3.217cm" fo:margin-right="0cm" fo:text-indent="-1.947cm" style:auto-text-indent="false"/>
      <style:text-properties style:font-name="Arial1" fo:font-size="20pt" fo:font-weight="bold" style:font-size-asian="20pt" style:font-weight-asian="bold" style:font-name-complex="Arial1" style:font-size-complex="20pt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Листинг" style:family="paragraph" style:parent-style-name="Текст_20_абазца" style:class="text">
      <style:text-properties style:font-name="Courier New1" fo:font-weight="bold" style:font-weight-asian="bold" style:font-weight-complex="bold"/>
    </style:style>
    <style:style style:name="Замечание_20_Top" style:display-name="Замечание Top" style:family="paragraph" style:parent-style-name="Замечание_20_Текст" style:next-style-name="Замечание_20_Текст" style:master-page-name="">
      <style:paragraph-properties fo:orphans="4" fo:widows="4" style:page-number="auto" fo:padding="0cm" fo:border-left="none" fo:border-right="none" fo:border-top="0.035cm solid #000000" fo:border-bottom="none"/>
    </style:style>
    <style:style style:name="Замечание_20_Bottom" style:display-name="Замечание Bottom" style:family="paragraph" style:parent-style-name="Замечание_20_Текст" style:next-style-name="Текст_20_абазца">
      <style:paragraph-properties fo:padding="0cm" fo:border-left="none" fo:border-right="none" fo:border-top="none" fo:border-bottom="0.035cm solid #000000"/>
    </style:style>
    <style:style style:name="Заммечание" style:family="paragraph" style:parent-style-name="Замечание_20_Текст" style:next-style-name="Текст_20_абазца">
      <style:paragraph-properties fo:padding="0.049cm" fo:border-left="none" fo:border-right="none" fo:border-top="0.035cm solid #000000" fo:border-bottom="0.035cm solid #000000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fo:text-indent="-0.635cm" style:auto-text-indent="false"/>
    </style:style>
    <style:style style:name="List_20_1_20_Start" style:display-name="List 1 Start" style:family="paragraph" style:parent-style-name="List" style:class="list">
      <style:paragraph-properties fo:margin-left="0.635cm" fo:margin-right="0cm" fo:margin-top="0.423cm" fo:margin-bottom="0.212cm" fo:text-indent="-0.635cm" style:auto-text-indent="false"/>
    </style:style>
    <style:style style:name="WW8Num4z0" style:family="text">
      <style:text-properties style:font-name="Symbol"/>
    </style:style>
    <style:style style:name="WW8Num4z5" style:family="text">
      <style:text-properties style:font-name="Wingdings"/>
    </style:style>
    <style:style style:name="WW8Num4z7" style:family="text">
      <style:text-properties style:font-name="Courier New"/>
    </style:style>
    <style:style style:name="Основной_20_шрифт_20_абзаца" style:display-name="Основной шрифт абзаца" style:family="text"/>
    <style:style style:name="Page_20_Number" style:display-name="Page Number" style:family="text" style:parent-style-name="Основной_20_шрифт_20_абзаца"/>
    <style:style style:name="Footnote_20_Symbol" style:display-name="Footnote Symbol" style:family="text" style:parent-style-name="Основной_20_шрифт_20_абзаца">
      <style:text-properties style:text-position="super 58%"/>
    </style:style>
    <style:style style:name="Internet_20_link" style:display-name="Internet link" style:family="text" style:parent-style-name="Основной_20_шрифт_20_абзаца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Основной_20_шрифт_20_абзаца">
      <style:text-properties fo:color="#800080" style:text-underline-style="solid" style:text-underline-width="auto" style:text-underline-color="font-color"/>
    </style:style>
    <style:style style:name="Мнемоника" style:family="text" style:parent-style-name="Основной_20_шрифт_20_абзаца">
      <style:text-properties style:font-name="Courier New" fo:font-size="10pt" fo:language="en" fo:country="US" fo:font-weight="bold" style:font-size-asian="10.5pt" style:font-weight-asian="bold" style:font-name-complex="Courier New" style:font-size-complex="10pt" style:font-weight-complex="bold"/>
    </style:style>
    <style:style style:name="НазваниеОбъекта" style:family="text" style:parent-style-name="Основной_20_шрифт_20_абзаца">
      <style:text-properties style:font-name="Times New Roman" fo:font-size="10pt" fo:font-weight="bold" style:font-size-asian="10pt" style:font-weight-asian="bold"/>
    </style:style>
    <style:style style:name="Элемент_20_предметного_20_указателя" style:display-name="Элемент предметного указателя" style:family="text" style:parent-style-name="Основной_20_шрифт_20_абзаца">
      <style:text-properties style:font-name="Times New Roman" fo:font-size="12pt" style:font-size-asian="12pt"/>
    </style:style>
    <style:style style:name="Мнемоника_20_в_20_эл-тах_20_предметного_20_указателя" style:display-name="Мнемоника в эл-тах предметного указателя" style:family="text" style:parent-style-name="Основной_20_шрифт_20_абзаца">
      <style:text-properties style:font-name="Courier New" fo:font-size="8pt" style:font-size-asian="8pt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абазца_20_Знак" style:display-name="Текст абазца Знак" style:family="text" style:parent-style-name="Основной_20_шрифт_20_абзаца">
      <style:text-properties fo:font-size="12pt" fo:language="ru" fo:country="RU" style:font-size-asian="12pt" style:font-size-complex="12pt" style:language-complex="ar" style:country-complex="SA"/>
    </style:style>
    <style:style style:name="Footnote_20_anchor" style:display-name="Footnote anchor" style:family="text">
      <style:text-properties style:text-position="super 58%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Numbering_20_Symbols" style:display-name="Numbering Symbols" style:family="text"/>
    <style:style style:name="Ссылка_20_на_20_название" style:display-name="Ссылка на название" style:family="text">
      <style:text-properties style:use-window-font-color="true" style:font-name="Times New Roman" fo:font-size="10pt" fo:font-weight="bold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Имя_20_собственное" style:display-name="Имя собственное" style:family="text">
      <style:text-properties style:font-name="Arial1" fo:font-size="11pt" fo:language="en" fo:country="US" fo:font-weight="bold" style:font-size-asian="11pt" style:font-weight-asian="bold" style:font-size-complex="11pt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5" text:consecutive-numbering="true">
      <text:list-level-style-number text:level="1" style:num-prefix="{" style:num-suffix="}" style:num-format="1">
        <style:list-level-properties text:list-level-position-and-space-mode="label-alignment">
          <style:list-level-label-alignment text:label-followed-by="listtab" text:list-tab-stop-position="1cm" fo:margin-left="1.40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91cm" fo:text-indent="-0.635cm" fo:margin-left="2.9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18cm" fo:text-indent="-0.318cm" fo:margin-left="4.1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45cm" fo:text-indent="-0.635cm" fo:margin-left="5.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72cm" fo:text-indent="-0.635cm" fo:margin-left="6.7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99cm" fo:text-indent="-0.318cm" fo:margin-left="7.9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26cm" fo:text-indent="-0.635cm" fo:margin-left="9.2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53cm" fo:text-indent="-0.635cm" fo:margin-left="10.5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8cm" fo:text-indent="-0.318cm" fo:margin-left="11.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page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style:font-name="Courier New" fo:language="en" fo:country="US" fo:font-style="italic" fo:font-weight="bold" style:font-style-asian="italic" style:font-weight-asian="bold" style:font-name-complex="Courier New" style:font-style-complex="italic" style:font-weight-complex="bold"/>
    </style:style>
    <style:style style:name="MP2" style:family="paragraph" style:parent-style-name="Footer">
      <style:paragraph-properties fo:text-align="start" style:justify-single-word="false"/>
    </style:style>
    <style:style style:name="MP3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1" style:print-orientation="portrait" fo:margin-top="1.799cm" fo:margin-bottom="1.799cm" fo:margin-left="4.001cm" fo:margin-right="1.499cm" style:writing-mode="lr-tb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4" style:page-usage="mirrored">
      <style:page-layout-properties fo:page-width="21.001cm" fo:page-height="29.7cm" style:num-format="1" style:print-orientation="portrait" fo:margin-top="1.799cm" fo:margin-bottom="1.799cm" fo:margin-left="4.001cm" fo:margin-right="1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><text:page-number text:select-page="current">9</text:page-number></text:p>
      </style:footer>
    </style:master-page>
    <style:master-page style:name="First_20_Page" style:display-name="First Page" style:page-layout-name="Mpm2" style:next-style-name="Left_20_Page"/>
    <style:master-page style:name="Left_20_Page" style:display-name="Left Page" style:page-layout-name="Mpm3" style:next-style-name="Right_20_Page">
      <style:header>
        <text:p text:style-name="MP1">scmRTOS</text:p>
      </style:header>
      <style:footer>
        <text:p text:style-name="MP2"><text:page-number text:select-page="current">9</text:page-number></text:p>
      </style:footer>
    </style:master-page>
    <style:master-page style:name="Right_20_Page" style:display-name="Right Page" style:page-layout-name="Mpm4" style:next-style-name="Left_20_Page">
      <style:header>
        <text:p text:style-name="MP1">AVR/IAR Systems</text:p>
      </style:header>
      <style:footer>
        <text:p text:style-name="MP3"><text:page-number text:select-page="current">9</text:page-number></text:p>
      </style:footer>
    </style:master-page>
    <style:master-page style:name="Footnote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3-07T18:03:28.46</meta:creation-date>
    <dc:date>2011-04-27T13:14:26</dc:date>
    <meta:editing-duration>PT57H31M11S</meta:editing-duration>
    <meta:editing-cycles>119</meta:editing-cycles>
    <meta:generator>OpenOffice.org/3.2$Unix OpenOffice.org_project/320m12$Build-9483</meta:generator>
    <dc:creator>Oleksandr Redchuk</dc:creator>
    <meta:document-statistic meta:table-count="2" meta:image-count="0" meta:object-count="0" meta:page-count="12" meta:paragraph-count="206" meta:word-count="1744" meta:character-count="15821"/>
  </office:meta>
</office:document-meta>
</file>